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mic Sans MS" svg:font-family="Comic Sans MS"/>
    <style:font-face style:name="Georgia" svg:font-family="Georgia"/>
    <style:font-face style:name="New York" svg:font-family="New York"/>
  </office:font-face-decls>
  <office:automatic-styles>
    <style:style style:name="P1" style:family="paragraph" style:parent-style-name="Standard" style:master-page-name="Standard">
      <style:paragraph-properties fo:text-align="center" fo:break-before="auto" fo:text-indent="0cm" fo:line-height="100%" fo:margin-top="0cm" style:writing-mode="lr-tb"/>
    </style:style>
    <style:style style:name="T1_1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P2" style:family="paragraph" style:parent-style-name="Standard">
      <style:paragraph-properties fo:text-align="center" fo:break-before="auto" fo:text-indent="0cm" fo:line-height="100%" fo:margin-top="0cm" style:writing-mode="lr-tb"/>
    </style:style>
    <style:style style:name="T2_1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2_2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2_3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2_4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2_5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2_6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2_7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2_8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2_9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2_10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2_11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2_12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2_13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P3" style:family="paragraph" style:parent-style-name="Standard">
      <style:paragraph-properties fo:text-align="center" fo:break-before="auto" fo:text-indent="0cm" fo:line-height="100%" fo:margin-top="0cm" style:writing-mode="lr-tb"/>
      <style:text-properties style:font-name="Comic Sans MS" fo:font-size="10pt" style:font-name-asian="Comic Sans MS" style:font-size-asian="10pt" style:font-name-complex="Comic Sans MS" style:font-size-complex="10pt" fo:font-weight="bold" style:font-weight-asian="bold" style:font-weight-complex="bold"/>
    </style:style>
    <style:style style:name="P4" style:family="paragraph" style:parent-style-name="Standard">
      <style:paragraph-properties fo:text-align="left" fo:break-before="auto" fo:text-indent="0cm" fo:line-height="100%" fo:margin-top="0cm" style:writing-mode="lr-tb"/>
    </style:style>
    <style:style style:name="T4_1" style:family="text">
      <style:text-properties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/>
    </style:style>
    <style:style style:name="T4_2" style:family="text">
      <style:text-properties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/>
    </style:style>
    <style:style style:name="T4_3" style:family="text">
      <style:text-properties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/>
    </style:style>
    <style:style style:name="T4_4" style:family="text">
      <style:text-properties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/>
    </style:style>
    <style:style style:name="T4_5" style:family="text">
      <style:text-properties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/>
    </style:style>
    <style:style style:name="T4_6" style:family="text">
      <style:text-properties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/>
    </style:style>
    <style:style style:name="T4_7" style:family="text">
      <style:text-properties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/>
    </style:style>
    <style:style style:name="T4_8" style:family="text">
      <style:text-properties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/>
    </style:style>
    <style:style style:name="T4_9" style:family="text">
      <style:text-properties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/>
    </style:style>
    <style:style style:name="T4_10" style:family="text">
      <style:text-properties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/>
    </style:style>
    <style:style style:name="T4_11" style:family="text">
      <style:text-properties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/>
    </style:style>
    <style:style style:name="T4_12" style:family="text">
      <style:text-properties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/>
    </style:style>
    <style:style style:name="T4_13" style:family="text">
      <style:text-properties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/>
    </style:style>
    <style:style style:name="T4_14" style:family="text">
      <style:text-properties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/>
    </style:style>
    <style:style style:name="P5" style:family="paragraph" style:parent-style-name="Standard">
      <style:paragraph-properties fo:break-before="auto" fo:text-indent="0cm" fo:line-height="100%" fo:margin-top="0cm" style:writing-mode="lr-tb"/>
      <style:text-properties style:font-name="New York" fo:font-size="12pt" style:font-name-asian="New York" style:font-size-asian="12pt" style:font-name-complex="New York" style:font-size-complex="12pt"/>
    </style:style>
    <style:style style:name="P6" style:family="paragraph" style:parent-style-name="Standard">
      <style:paragraph-properties fo:break-before="auto" fo:text-indent="0cm" fo:line-height="100%" fo:margin-top="0cm" style:writing-mode="lr-tb"/>
    </style:style>
    <style:style style:name="T6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7" style:family="paragraph" style:parent-style-name="Standard">
      <style:paragraph-properties fo:break-before="auto" fo:text-indent="0cm" fo:line-height="100%" fo:margin-top="0cm" style:writing-mode="lr-tb"/>
      <style:text-properties style:font-name="New York" fo:font-size="12pt" style:font-name-asian="New York" style:font-size-asian="12pt" style:font-name-complex="New York" style:font-size-complex="12pt"/>
    </style:style>
    <style:style style:name="P8" style:family="paragraph" style:parent-style-name="Standard">
      <style:paragraph-properties fo:break-before="auto" fo:text-indent="0cm" fo:line-height="100%" fo:margin-top="0cm" style:writing-mode="lr-tb"/>
    </style:style>
    <style:style style:name="T8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_12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8_13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8_14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8_15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8_16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8_17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8_18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8_19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8_20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8_21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8_22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P9" style:family="paragraph" style:parent-style-name="Standard">
      <style:paragraph-properties fo:break-before="auto" fo:text-indent="0cm" fo:line-height="100%" fo:margin-top="0cm" style:writing-mode="lr-tb"/>
      <style:text-properties style:font-name="New York" fo:font-size="12pt" style:font-name-asian="New York" style:font-size-asian="12pt" style:font-name-complex="New York" style:font-size-complex="12pt"/>
    </style:style>
    <style:style style:name="P10" style:family="paragraph" style:parent-style-name="Standard">
      <style:paragraph-properties fo:break-before="auto" fo:text-indent="0cm" fo:line-height="100%" fo:margin-top="0cm" style:writing-mode="lr-tb"/>
    </style:style>
    <style:style style:name="T10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11" style:family="paragraph" style:parent-style-name="Standard">
      <style:paragraph-properties fo:break-before="auto" fo:text-indent="0cm" fo:line-height="100%" fo:margin-top="0cm" style:writing-mode="lr-tb"/>
      <style:text-properties style:font-name="New York" fo:font-size="12pt" style:font-name-asian="New York" style:font-size-asian="12pt" style:font-name-complex="New York" style:font-size-complex="12pt"/>
    </style:style>
    <style:style style:name="P12" style:family="paragraph" style:parent-style-name="Standard">
      <style:paragraph-properties fo:break-before="auto" fo:text-indent="0cm" fo:line-height="100%" fo:margin-top="0cm" style:writing-mode="lr-tb"/>
      <style:text-properties style:font-name="New York" fo:font-size="12pt" style:font-name-asian="New York" style:font-size-asian="12pt" style:font-name-complex="New York" style:font-size-complex="12pt"/>
    </style:style>
    <style:style style:name="P13" style:family="paragraph" style:parent-style-name="Standard">
      <style:paragraph-properties fo:break-before="auto" fo:text-indent="0cm" fo:line-height="100%" fo:margin-top="0cm" style:writing-mode="lr-tb"/>
    </style:style>
    <style:style style:name="T13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3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3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3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3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3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3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3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3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3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3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3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3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3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3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3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3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3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3_19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_20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_21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_22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3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3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3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14" style:family="paragraph" style:parent-style-name="Standard">
      <style:paragraph-properties fo:break-before="auto" fo:text-indent="0cm" fo:line-height="100%" fo:margin-top="0cm" style:writing-mode="lr-tb"/>
    </style:style>
    <style:style style:name="T14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4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4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4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4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4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15" style:family="paragraph" style:parent-style-name="Standard">
      <style:paragraph-properties fo:break-before="auto" fo:text-indent="0cm" fo:line-height="100%" fo:margin-top="0cm" style:writing-mode="lr-tb"/>
      <style:text-properties style:font-name="New York" fo:font-size="12pt" style:font-name-asian="New York" style:font-size-asian="12pt" style:font-name-complex="New York" style:font-size-complex="12pt"/>
    </style:style>
    <style:style style:name="P16" style:family="paragraph" style:parent-style-name="Standard">
      <style:paragraph-properties fo:break-before="auto" fo:text-indent="0cm" fo:line-height="100%" fo:margin-top="0cm" style:writing-mode="lr-tb"/>
    </style:style>
    <style:style style:name="T16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4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4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4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5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5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5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5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5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5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5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5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5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5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17" style:family="paragraph" style:parent-style-name="Standard">
      <style:paragraph-properties fo:break-before="auto" fo:text-indent="0cm" fo:line-height="100%" fo:margin-top="0cm" style:writing-mode="lr-tb"/>
      <style:text-properties style:font-name="New York" fo:font-size="12pt" style:font-name-asian="New York" style:font-size-asian="12pt" style:font-name-complex="New York" style:font-size-complex="12pt"/>
    </style:style>
    <style:style style:name="P18" style:family="paragraph" style:parent-style-name="Standard">
      <style:paragraph-properties fo:break-before="auto" fo:text-indent="0cm" fo:line-height="100%" fo:margin-top="0cm" style:writing-mode="lr-tb"/>
    </style:style>
    <style:style style:name="T18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8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8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8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8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8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8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8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8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8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8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8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8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8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8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8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8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8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8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8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8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8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8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8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8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8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8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8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8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8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8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8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8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8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8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8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8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8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8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8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8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8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8_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8_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8_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8_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8_4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8_4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8_4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8_5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8_5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8_5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8_5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8_5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8_5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8_5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8_5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8_5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8_5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19" style:family="paragraph" style:parent-style-name="Standard">
      <style:paragraph-properties fo:break-before="auto" fo:text-indent="0cm" fo:line-height="100%" fo:margin-top="0cm" style:writing-mode="lr-tb"/>
      <style:text-properties style:font-name="New York" fo:font-size="12pt" style:font-name-asian="New York" style:font-size-asian="12pt" style:font-name-complex="New York" style:font-size-complex="12pt"/>
    </style:style>
    <style:style style:name="P20" style:family="paragraph" style:parent-style-name="Standard">
      <style:paragraph-properties fo:break-before="auto" fo:text-indent="0cm" fo:line-height="100%" fo:margin-top="0cm" style:writing-mode="lr-tb"/>
    </style:style>
    <style:style style:name="T20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0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0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0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0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0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0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0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0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0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0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0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0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0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0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0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0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0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0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0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0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0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0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0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0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0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0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0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0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0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0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0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0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0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0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0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0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0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0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0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0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0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0_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0_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0_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0_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0_4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0_4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0_4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0_5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0_5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0_5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0_5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21" style:family="paragraph" style:parent-style-name="Standard">
      <style:paragraph-properties fo:break-before="auto" fo:text-indent="0cm" fo:line-height="100%" fo:margin-top="0cm" style:writing-mode="lr-tb"/>
      <style:text-properties style:font-name="New York" fo:font-size="12pt" style:font-name-asian="New York" style:font-size-asian="12pt" style:font-name-complex="New York" style:font-size-complex="12pt"/>
    </style:style>
    <style:style style:name="P22" style:family="paragraph" style:parent-style-name="Standard">
      <style:paragraph-properties fo:break-before="auto" fo:text-indent="0cm" fo:line-height="100%" fo:margin-top="0cm" style:writing-mode="lr-tb"/>
    </style:style>
    <style:style style:name="T22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2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2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2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2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2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2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2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2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2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2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2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2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2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2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2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2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2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2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23" style:family="paragraph" style:parent-style-name="Standard">
      <style:paragraph-properties fo:break-before="auto" fo:text-indent="0cm" fo:line-height="100%" fo:margin-top="0cm" style:writing-mode="lr-tb"/>
      <style:text-properties style:font-name="New York" fo:font-size="12pt" style:font-name-asian="New York" style:font-size-asian="12pt" style:font-name-complex="New York" style:font-size-complex="12pt"/>
    </style:style>
    <style:style style:name="P24" style:family="paragraph" style:parent-style-name="Standard">
      <style:paragraph-properties fo:break-before="auto" fo:text-indent="0cm" fo:line-height="100%" fo:margin-top="0cm" style:writing-mode="lr-tb"/>
    </style:style>
    <style:style style:name="T24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4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4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4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5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5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5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5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5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5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5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5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5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5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6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6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6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6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6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6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6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6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6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6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7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7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25" style:family="paragraph" style:parent-style-name="Standard">
      <style:paragraph-properties fo:break-before="auto" fo:text-indent="0cm" fo:line-height="100%" fo:margin-top="0cm" style:writing-mode="lr-tb"/>
      <style:text-properties style:font-name="New York" fo:font-size="12pt" style:font-name-asian="New York" style:font-size-asian="12pt" style:font-name-complex="New York" style:font-size-complex="12pt"/>
    </style:style>
    <style:style style:name="P26" style:family="paragraph" style:parent-style-name="Standard">
      <style:paragraph-properties fo:break-before="auto" fo:text-indent="0cm" fo:line-height="100%" fo:margin-top="0cm" style:writing-mode="lr-tb"/>
    </style:style>
    <style:style style:name="T26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27" style:family="paragraph" style:parent-style-name="Standard">
      <style:paragraph-properties fo:break-before="auto" fo:text-indent="0cm" fo:line-height="100%" fo:margin-top="0cm" style:writing-mode="lr-tb"/>
      <style:text-properties style:font-name="New York" fo:font-size="12pt" style:font-name-asian="New York" style:font-size-asian="12pt" style:font-name-complex="New York" style:font-size-complex="12pt"/>
    </style:style>
    <style:style style:name="P28" style:family="paragraph" style:parent-style-name="Standard">
      <style:paragraph-properties fo:break-before="auto" fo:text-indent="0cm" fo:line-height="100%" fo:margin-top="0cm" style:writing-mode="lr-tb"/>
    </style:style>
    <style:style style:name="T28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4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4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4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5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5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5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5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5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5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5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5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5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5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6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6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6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6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6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6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6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6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6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6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7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7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7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7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7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7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7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7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7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7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8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8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8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8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8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8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8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8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8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8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9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9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9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9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9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9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9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9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9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9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0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0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0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0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0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0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0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0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0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0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4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4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4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5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5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5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5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5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5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5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5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5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5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6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6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6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6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6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6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6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6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6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6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7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7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7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7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7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7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7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7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7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7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8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8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8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8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8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8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8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8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8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8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9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9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9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9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9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9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9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9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9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9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0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0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0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0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0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0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0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0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0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0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4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4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4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5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5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5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5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5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5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5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5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5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5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6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6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6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6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6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6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6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6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6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6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7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7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7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7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7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7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7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7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7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7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8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8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8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8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8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8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8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8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8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8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9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9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9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9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9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9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9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9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9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9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30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30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30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30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30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30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30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30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30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30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3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3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3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3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3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3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3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3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3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3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3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3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3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3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3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3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3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3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3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3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3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3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3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3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3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3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3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3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3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3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3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3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3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3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3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3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3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34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34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29" style:family="paragraph" style:parent-style-name="Standard">
      <style:paragraph-properties fo:break-before="auto" fo:text-indent="0cm" fo:line-height="100%" fo:margin-top="0cm" style:writing-mode="lr-tb"/>
      <style:text-properties style:font-name="New York" fo:font-size="12pt" style:font-name-asian="New York" style:font-size-asian="12pt" style:font-name-complex="New York" style:font-size-complex="12pt"/>
    </style:style>
    <style:style style:name="P30" style:family="paragraph" style:parent-style-name="Standard">
      <style:paragraph-properties fo:break-before="auto" fo:text-indent="0cm" fo:line-height="100%" fo:margin-top="0cm" style:writing-mode="lr-tb"/>
    </style:style>
    <style:style style:name="T30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_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_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_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_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_4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_4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_4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_5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_5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_5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_5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_5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_5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_5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_5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_5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_5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_6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_61" style:family="text">
      <style:text-properties style:text-position="super 58%" style:font-name="Times New Roman" fo:font-size="10pt" style:font-name-asian="Times New Roman" style:font-size-asian="10pt" style:font-name-complex="Times New Roman" style:font-size-complex="10pt"/>
    </style:style>
    <style:style style:name="P31" style:family="paragraph" style:parent-style-name="Standard">
      <style:paragraph-properties fo:break-before="auto" fo:text-indent="0cm" fo:line-height="100%" fo:margin-top="0cm" style:writing-mode="lr-tb"/>
      <style:text-properties style:font-name="New York" fo:font-size="12pt" style:font-name-asian="New York" style:font-size-asian="12pt" style:font-name-complex="New York" style:font-size-complex="12pt"/>
    </style:style>
    <style:style style:name="P32" style:family="paragraph" style:parent-style-name="Standard">
      <style:paragraph-properties fo:break-before="auto" fo:text-indent="0cm" fo:line-height="100%" fo:margin-top="0cm" style:writing-mode="lr-tb"/>
    </style:style>
    <style:style style:name="T32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33" style:family="paragraph" style:parent-style-name="Standard">
      <style:paragraph-properties fo:break-before="auto" fo:text-indent="0cm" fo:line-height="100%" fo:margin-top="0cm" style:writing-mode="lr-tb"/>
      <style:text-properties style:font-name="New York" fo:font-size="12pt" style:font-name-asian="New York" style:font-size-asian="12pt" style:font-name-complex="New York" style:font-size-complex="12pt"/>
    </style:style>
    <style:style style:name="P34" style:family="paragraph" style:parent-style-name="Standard">
      <style:paragraph-properties fo:break-before="auto" fo:text-indent="0cm" fo:line-height="100%" fo:margin-top="0cm" style:writing-mode="lr-tb"/>
    </style:style>
    <style:style style:name="T34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4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4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4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5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5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5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5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5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5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5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5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5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5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6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6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6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6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6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6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6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6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6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6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7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7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7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7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7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7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7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7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7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7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8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8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8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8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8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8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8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8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8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8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9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9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9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9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9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9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9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9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9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9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10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10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10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10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10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10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10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10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10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10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1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1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1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1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1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1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1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1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1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1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1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1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1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1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1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1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1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1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1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1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1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1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1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1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1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1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1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1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1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1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1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1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1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1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1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1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1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14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14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14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15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15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15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15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15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4_15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35" style:family="paragraph" style:parent-style-name="Standard">
      <style:paragraph-properties fo:break-before="auto" fo:text-indent="0cm" fo:line-height="100%" fo:margin-top="0cm" style:writing-mode="lr-tb"/>
      <style:text-properties style:font-name="New York" fo:font-size="12pt" style:font-name-asian="New York" style:font-size-asian="12pt" style:font-name-complex="New York" style:font-size-complex="12pt"/>
    </style:style>
    <style:style style:name="P36" style:family="paragraph" style:parent-style-name="Standard">
      <style:paragraph-properties fo:break-before="auto" fo:text-indent="0cm" fo:line-height="100%" fo:margin-top="0cm" style:writing-mode="lr-tb"/>
    </style:style>
    <style:style style:name="T36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4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4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4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5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5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5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5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5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5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5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5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5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5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6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6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6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6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6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6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6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6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6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6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7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7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7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7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7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7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7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7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7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7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8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8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8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8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8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8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8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8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8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8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9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9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9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9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9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9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9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9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9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9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10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10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10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10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10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10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10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10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10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10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1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1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1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1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1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1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1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1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1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1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1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6_1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37" style:family="paragraph" style:parent-style-name="Standard">
      <style:paragraph-properties fo:break-before="auto" fo:text-indent="0cm" fo:line-height="100%" fo:margin-top="0cm" style:writing-mode="lr-tb"/>
      <style:text-properties style:font-name="New York" fo:font-size="12pt" style:font-name-asian="New York" style:font-size-asian="12pt" style:font-name-complex="New York" style:font-size-complex="12pt"/>
    </style:style>
    <style:style style:name="P38" style:family="paragraph" style:parent-style-name="Standard">
      <style:paragraph-properties fo:break-before="auto" fo:text-indent="0cm" fo:line-height="100%" fo:margin-top="0cm" style:writing-mode="lr-tb"/>
    </style:style>
    <style:style style:name="T38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4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4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4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5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5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5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5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5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5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5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5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5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5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6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6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6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6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6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6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6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6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6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6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7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7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7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7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7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7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7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7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7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7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8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8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8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8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8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8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8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8_8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39" style:family="paragraph" style:parent-style-name="Standard">
      <style:paragraph-properties fo:break-before="auto" fo:text-indent="0cm" fo:line-height="100%" fo:margin-top="0cm" style:writing-mode="lr-tb"/>
      <style:text-properties style:font-name="New York" fo:font-size="12pt" style:font-name-asian="New York" style:font-size-asian="12pt" style:font-name-complex="New York" style:font-size-complex="12pt"/>
    </style:style>
    <style:style style:name="P40" style:family="paragraph" style:parent-style-name="Standard">
      <style:paragraph-properties fo:break-before="auto" fo:text-indent="0cm" fo:line-height="100%" fo:margin-top="0cm" style:writing-mode="lr-tb"/>
    </style:style>
    <style:style style:name="T40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4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4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4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5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5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5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5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5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5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5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5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5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5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6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6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6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6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6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6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6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6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6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6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7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7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7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7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7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7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7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7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7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7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8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8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8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8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8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8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8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8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8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8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9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9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9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9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9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9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9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9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9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9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10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10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10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41" style:family="paragraph" style:parent-style-name="Standard">
      <style:paragraph-properties fo:break-before="auto" fo:text-indent="0cm" fo:line-height="100%" fo:margin-top="0cm" style:writing-mode="lr-tb"/>
      <style:text-properties style:font-name="New York" fo:font-size="12pt" style:font-name-asian="New York" style:font-size-asian="12pt" style:font-name-complex="New York" style:font-size-complex="12pt"/>
    </style:style>
    <style:style style:name="P42" style:family="paragraph" style:parent-style-name="Standard">
      <style:paragraph-properties fo:break-before="auto" fo:text-indent="0cm" fo:line-height="100%" fo:margin-top="0cm" style:writing-mode="lr-tb"/>
    </style:style>
    <style:style style:name="T42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4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4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4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5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5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5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5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5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5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5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5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5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5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6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6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6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6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6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6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6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43" style:family="paragraph" style:parent-style-name="Standard">
      <style:paragraph-properties fo:break-before="auto" fo:text-indent="0cm" fo:line-height="100%" fo:margin-top="0cm" style:writing-mode="lr-tb"/>
      <style:text-properties style:font-name="New York" fo:font-size="12pt" style:font-name-asian="New York" style:font-size-asian="12pt" style:font-name-complex="New York" style:font-size-complex="12pt"/>
    </style:style>
    <style:style style:name="P44" style:family="paragraph" style:parent-style-name="Standard">
      <style:paragraph-properties fo:break-before="auto" fo:text-indent="0cm" fo:line-height="100%" fo:margin-top="0cm" style:writing-mode="lr-tb"/>
    </style:style>
    <style:style style:name="T44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4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4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4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5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5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5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5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5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5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5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5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5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5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6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6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6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6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6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6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6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6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6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6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7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7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7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7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7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7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7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7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7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7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8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8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8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8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8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8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8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8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8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8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9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9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9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9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9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9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9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9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9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9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0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0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0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0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0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0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0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0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0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0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4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4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4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5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5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5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5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5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5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5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5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5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5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6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6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6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6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6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6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6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6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6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6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7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7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7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7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7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7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7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7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7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7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8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8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8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8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8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8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8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8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8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8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9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9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9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9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9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9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9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9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9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9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20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20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20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20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20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20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20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20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20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20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2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2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2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2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2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2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2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2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2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2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2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2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2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2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2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2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2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2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2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2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2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2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2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2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2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2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2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2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2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2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2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2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2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2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2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2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2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24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24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24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25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25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45" style:family="paragraph" style:parent-style-name="Standard">
      <style:paragraph-properties fo:break-before="auto" fo:text-indent="0cm" fo:line-height="100%" fo:margin-top="0cm" style:writing-mode="lr-tb"/>
      <style:text-properties style:font-name="New York" fo:font-size="12pt" style:font-name-asian="New York" style:font-size-asian="12pt" style:font-name-complex="New York" style:font-size-complex="12pt"/>
    </style:style>
    <style:style style:name="P46" style:family="paragraph" style:parent-style-name="Standard">
      <style:paragraph-properties fo:break-before="auto" fo:text-indent="0cm" fo:line-height="100%" fo:margin-top="0cm" style:writing-mode="lr-tb"/>
    </style:style>
    <style:style style:name="T46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4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4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4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5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5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5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5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5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5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5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5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5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5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6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6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6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6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6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6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6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6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6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6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7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7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7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7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7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7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7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7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7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7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8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8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8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8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8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8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8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8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8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8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9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9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9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9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9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9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9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9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9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9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10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10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10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10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10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10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10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10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10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10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1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1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1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1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1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1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1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1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1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1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1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1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1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1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1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1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1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1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47" style:family="paragraph" style:parent-style-name="Standard">
      <style:paragraph-properties fo:break-before="auto" fo:text-indent="0cm" fo:line-height="100%" fo:margin-top="0cm" style:writing-mode="lr-tb"/>
      <style:text-properties style:font-name="New York" fo:font-size="12pt" style:font-name-asian="New York" style:font-size-asian="12pt" style:font-name-complex="New York" style:font-size-complex="12pt"/>
    </style:style>
    <style:style style:name="P48" style:family="paragraph" style:parent-style-name="Standard">
      <style:paragraph-properties fo:break-before="auto" fo:text-indent="0cm" fo:line-height="100%" fo:margin-top="0cm" style:writing-mode="lr-tb"/>
    </style:style>
    <style:style style:name="T48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8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8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8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8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8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8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8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8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8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8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8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8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8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8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8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8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8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8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8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8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8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8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8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8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8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8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8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8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8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8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8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8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8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8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8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8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8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8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8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8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8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8_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8_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8_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8_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8_4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8_4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8_4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8_5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8_5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8_5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8_5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8_5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8_5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49" style:family="paragraph" style:parent-style-name="Standard">
      <style:paragraph-properties fo:break-before="auto" fo:text-indent="0cm" fo:line-height="100%" fo:margin-top="0cm" style:writing-mode="lr-tb"/>
      <style:text-properties style:font-name="New York" fo:font-size="12pt" style:font-name-asian="New York" style:font-size-asian="12pt" style:font-name-complex="New York" style:font-size-complex="12pt"/>
    </style:style>
    <style:style style:name="P50" style:family="paragraph" style:parent-style-name="Standard">
      <style:paragraph-properties fo:break-before="auto" fo:text-indent="0cm" fo:line-height="100%" fo:margin-top="0cm" style:writing-mode="lr-tb"/>
    </style:style>
    <style:style style:name="T50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0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0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0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0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0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0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0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0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0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0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0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0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0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0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0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0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0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0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0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0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0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51" style:family="paragraph" style:parent-style-name="Standard">
      <style:paragraph-properties fo:break-before="auto" fo:text-indent="0cm" fo:line-height="100%" fo:margin-top="0cm" style:writing-mode="lr-tb"/>
      <style:text-properties style:font-name="New York" fo:font-size="12pt" style:font-name-asian="New York" style:font-size-asian="12pt" style:font-name-complex="New York" style:font-size-complex="12pt"/>
    </style:style>
    <style:style style:name="P52" style:family="paragraph" style:parent-style-name="Standard">
      <style:paragraph-properties fo:break-before="auto" fo:text-indent="0cm" fo:line-height="100%" fo:margin-top="0cm" style:writing-mode="lr-tb"/>
    </style:style>
    <style:style style:name="T52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4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4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4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5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5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5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5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5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5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5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5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5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5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6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6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6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6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6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6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6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6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6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6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7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7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7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7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7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7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7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7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7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7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8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8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8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8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8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8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8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8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8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8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9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9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9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9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9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9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9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9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9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9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_10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53" style:family="paragraph" style:parent-style-name="Standard">
      <style:paragraph-properties fo:break-before="auto" fo:text-indent="0cm" fo:line-height="100%" fo:margin-top="0cm" style:writing-mode="lr-tb"/>
      <style:text-properties style:font-name="New York" fo:font-size="12pt" style:font-name-asian="New York" style:font-size-asian="12pt" style:font-name-complex="New York" style:font-size-complex="12pt"/>
    </style:style>
    <style:style style:name="P54" style:family="paragraph" style:parent-style-name="Standard">
      <style:paragraph-properties fo:break-before="auto" fo:text-indent="0cm" fo:line-height="100%" fo:margin-top="0cm" style:writing-mode="lr-tb"/>
    </style:style>
    <style:style style:name="T54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4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4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4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5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5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5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5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5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5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5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5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5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5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6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6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6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6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6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6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6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6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6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6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7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7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7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7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7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7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7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7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7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7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8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8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8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8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8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8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8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8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8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8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9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9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9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9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9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9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9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9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9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9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10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10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10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10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10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10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10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10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10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10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1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55" style:family="paragraph" style:parent-style-name="Standard">
      <style:paragraph-properties fo:break-before="auto" fo:text-indent="0cm" fo:line-height="100%" fo:margin-top="0cm" style:writing-mode="lr-tb"/>
      <style:text-properties style:font-name="New York" fo:font-size="12pt" style:font-name-asian="New York" style:font-size-asian="12pt" style:font-name-complex="New York" style:font-size-complex="12pt"/>
    </style:style>
    <style:style style:name="P56" style:family="paragraph" style:parent-style-name="Standard">
      <style:paragraph-properties fo:break-before="auto" fo:text-indent="0cm" fo:line-height="100%" fo:margin-top="0cm" style:writing-mode="lr-tb"/>
    </style:style>
    <style:style style:name="T56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6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6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6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6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6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6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6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6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6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6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6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6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6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6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6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6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6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6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6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6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6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6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6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6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6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6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6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6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6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6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6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6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6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6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6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6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6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6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6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6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6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6_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6_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6_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6_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6_4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6_4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6_4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6_5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6_5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6_5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6_5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6_5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6_5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6_5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6_5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6_5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6_5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6_6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6_6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6_6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6_6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6_6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6_6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57" style:family="paragraph" style:parent-style-name="Standard">
      <style:paragraph-properties fo:break-before="auto" fo:text-indent="0cm" fo:line-height="100%" fo:margin-top="0cm" style:writing-mode="lr-tb"/>
      <style:text-properties style:font-name="New York" fo:font-size="12pt" style:font-name-asian="New York" style:font-size-asian="12pt" style:font-name-complex="New York" style:font-size-complex="12pt"/>
    </style:style>
    <style:style style:name="P58" style:family="paragraph" style:parent-style-name="Standard">
      <style:paragraph-properties fo:break-before="auto" fo:text-indent="0cm" fo:line-height="100%" fo:margin-top="0cm" style:writing-mode="lr-tb"/>
    </style:style>
    <style:style style:name="T58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8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8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8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8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8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8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8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8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8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8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8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8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8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8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8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8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8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8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8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8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8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8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8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8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8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8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8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8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8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8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8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8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8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59" style:family="paragraph" style:parent-style-name="Standard">
      <style:paragraph-properties fo:break-before="auto" fo:text-indent="0cm" fo:line-height="100%" fo:margin-top="0cm" style:writing-mode="lr-tb"/>
      <style:text-properties style:font-name="New York" fo:font-size="12pt" style:font-name-asian="New York" style:font-size-asian="12pt" style:font-name-complex="New York" style:font-size-complex="12pt"/>
    </style:style>
    <style:style style:name="P60" style:family="paragraph" style:parent-style-name="Standard">
      <style:paragraph-properties fo:break-before="auto" fo:text-indent="0cm" fo:line-height="100%" fo:margin-top="0cm" style:writing-mode="lr-tb"/>
    </style:style>
    <style:style style:name="T60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4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4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4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5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5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5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5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5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5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5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5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5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5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6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6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6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6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6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6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61" style:family="paragraph" style:parent-style-name="Standard">
      <style:paragraph-properties fo:break-before="auto" fo:text-indent="0cm" fo:line-height="100%" fo:margin-top="0cm" style:writing-mode="lr-tb"/>
      <style:text-properties style:font-name="New York" fo:font-size="12pt" style:font-name-asian="New York" style:font-size-asian="12pt" style:font-name-complex="New York" style:font-size-complex="12pt"/>
    </style:style>
    <style:style style:name="P62" style:family="paragraph" style:parent-style-name="Standard">
      <style:paragraph-properties fo:break-before="auto" fo:text-indent="0cm" fo:line-height="100%" fo:margin-top="0cm" style:writing-mode="lr-tb"/>
    </style:style>
    <style:style style:name="T62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4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4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4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5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5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5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5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5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5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5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5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5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5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6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6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6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6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6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6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6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6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6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6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7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7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7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7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7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7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7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7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7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7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8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8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8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8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63" style:family="paragraph" style:parent-style-name="Standard">
      <style:paragraph-properties fo:break-before="auto" fo:text-indent="0cm" fo:line-height="100%" fo:margin-top="0cm" style:writing-mode="lr-tb"/>
      <style:text-properties style:font-name="New York" fo:font-size="12pt" style:font-name-asian="New York" style:font-size-asian="12pt" style:font-name-complex="New York" style:font-size-complex="12pt"/>
    </style:style>
    <style:style style:name="P64" style:family="paragraph" style:parent-style-name="Standard">
      <style:paragraph-properties fo:break-before="auto" fo:text-indent="0cm" fo:line-height="100%" fo:margin-top="0cm" style:writing-mode="lr-tb"/>
    </style:style>
    <style:style style:name="T64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4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4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4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5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5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5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5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5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5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5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5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5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5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6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6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6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6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6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6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6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6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6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6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7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7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7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7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7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7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7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7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7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7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8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8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8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8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8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8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8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8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8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8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9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9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9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9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9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9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9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9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9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9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10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10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10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10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65" style:family="paragraph" style:parent-style-name="Standard">
      <style:paragraph-properties fo:break-before="auto" fo:text-indent="0cm" fo:line-height="100%" fo:margin-top="0cm" style:writing-mode="lr-tb"/>
      <style:text-properties style:font-name="New York" fo:font-size="12pt" style:font-name-asian="New York" style:font-size-asian="12pt" style:font-name-complex="New York" style:font-size-complex="12pt"/>
    </style:style>
    <style:style style:name="P66" style:family="paragraph" style:parent-style-name="Standard">
      <style:paragraph-properties fo:break-before="auto" fo:text-indent="0cm" fo:line-height="100%" fo:margin-top="0cm" style:writing-mode="lr-tb"/>
    </style:style>
    <style:style style:name="T66_1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66_2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P67" style:family="paragraph" style:parent-style-name="Standard">
      <style:paragraph-properties fo:break-before="auto" fo:text-indent="0cm" fo:line-height="100%" fo:margin-top="0cm" fo:margin-bottom="0cm" style:writing-mode="lr-tb"/>
    </style:style>
    <style:style style:name="T67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7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7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7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7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7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7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7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7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7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7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7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7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7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7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7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7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7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7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7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7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7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7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7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7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7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7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7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7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7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7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7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7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7_34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67_35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67_36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67_37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67_38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67_39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67_40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67_41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67_42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67_43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67_44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67_45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67_46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67_47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67_48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67_49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67_50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67_51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67_52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67_5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7_5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7_5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7_5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7_57" style:family="text">
      <style:text-properties style:font-name="Times New Roman" fo:font-size="10pt" style:font-name-asian="Times New Roman" style:font-size-asian="10pt" style:font-name-complex="Times New Roman" style:font-size-complex="10pt"/>
    </style:style>
  </office:automatic-styles>
  <office:body>
    <office:text>
      <text:p text:style-name="P1"><text:span text:style-name="T1_1"><text:tab/><text:tab/><text:tab/><text:tab/><text:tab/><text:tab/><text:tab/><text:tab/><text:tab/><text:tab/><text:tab/><text:tab/></text:span></text:p>
      <text:p text:style-name="P2"><text:span text:style-name="T2_1">DECISION</text:span><text:span text:style-name="T2_2"><text:s/></text:span><text:span text:style-name="T2_3">MAKING</text:span><text:span text:style-name="T2_4"><text:s/></text:span><text:span text:style-name="T2_5">MODEL</text:span><text:span text:style-name="T2_6"><text:s/></text:span><text:span text:style-name="T2_7">ON</text:span><text:span text:style-name="T2_8"><text:s/></text:span><text:span text:style-name="T2_9">MS</text:span><text:span text:style-name="T2_10">.<text:s/></text:span><text:span text:style-name="T2_11">LAWRENCE</text:span><text:span text:style-name="T2_12"><text:s/></text:span><text:span text:style-name="T2_13">CASE</text:span></text:p>
      <text:p text:style-name="P3"/>
      <text:p text:style-name="P4"><text:span text:style-name="T4_1">NAME</text:span><text:span text:style-name="T4_2">:_</text:span><text:span text:style-name="T4_3">Raga</text:span><text:span text:style-name="T4_4"><text:s/></text:span><text:span text:style-name="T4_5">Vadhi</text:span><text:span text:style-name="T4_6">,<text:s/></text:span><text:span text:style-name="T4_7">Max</text:span><text:span text:style-name="T4_8"><text:s/></text:span><text:span text:style-name="T4_9">Hume</text:span><text:span text:style-name="T4_10">,<text:s/></text:span><text:span text:style-name="T4_11">Dan</text:span><text:span text:style-name="T4_12"><text:s/></text:span><text:span text:style-name="T4_13">Shea</text:span><text:span text:style-name="T4_14">__________________________________________________</text:span></text:p>
      <text:p text:style-name="P5"/>
      <text:p text:style-name="P6"><text:span text:style-name="T6_1">Choose</text:span><text:span text:style-name="T6_2"><text:s/></text:span><text:span text:style-name="T6_3">one</text:span><text:span text:style-name="T6_4"><text:s/></text:span><text:span text:style-name="T6_5">of</text:span><text:span text:style-name="T6_6"><text:s/></text:span><text:span text:style-name="T6_7">these</text:span><text:span text:style-name="T6_8"><text:s/></text:span><text:span text:style-name="T6_9">QUESTIONS</text:span><text:span text:style-name="T6_10"><text:s/></text:span><text:span text:style-name="T6_11">in</text:span><text:span text:style-name="T6_12"><text:s/></text:span><text:span text:style-name="T6_13">the</text:span><text:span text:style-name="T6_14"><text:s/></text:span><text:span text:style-name="T6_15">Ms</text:span><text:span text:style-name="T6_16"><text:s/></text:span><text:span text:style-name="T6_17">L</text:span><text:span text:style-name="T6_18"><text:s/></text:span><text:span text:style-name="T6_19">case</text:span><text:span text:style-name="T6_20">.<text:s/>,<text:s/></text:span><text:span text:style-name="T6_21">Place</text:span><text:span text:style-name="T6_22"><text:s/></text:span><text:span text:style-name="T6_23">a</text:span><text:span text:style-name="T6_24"><text:s/></text:span><text:span text:style-name="T6_25">star</text:span><text:span text:style-name="T6_26"><text:s/></text:span><text:span text:style-name="T6_27">next</text:span><text:span text:style-name="T6_28"><text:s/></text:span><text:span text:style-name="T6_29">to</text:span><text:span text:style-name="T6_30"><text:s/></text:span><text:span text:style-name="T6_31">the</text:span><text:span text:style-name="T6_32"><text:s/></text:span><text:span text:style-name="T6_33">one</text:span><text:span text:style-name="T6_34"><text:s/></text:span><text:span text:style-name="T6_35">you</text:span><text:span text:style-name="T6_36"><text:s/></text:span><text:span text:style-name="T6_37">chose</text:span><text:span text:style-name="T6_38"><text:s/></text:span><text:span text:style-name="T6_39">to</text:span><text:span text:style-name="T6_40"><text:s/></text:span><text:span text:style-name="T6_41">answer</text:span><text:span text:style-name="T6_42">.</text:span></text:p>
      <text:p text:style-name="P7"/>
      <text:p text:style-name="P8"><text:span text:style-name="T8_1">1.<text:s/></text:span><text:span text:style-name="T8_2">What</text:span><text:span text:style-name="T8_3"><text:s/></text:span><text:span text:style-name="T8_4">should</text:span><text:span text:style-name="T8_5"><text:s/></text:span><text:span text:style-name="T8_6">Dr</text:span><text:span text:style-name="T8_7">.<text:s/></text:span><text:span text:style-name="T8_8">Gould</text:span><text:span text:style-name="T8_9"><text:s/></text:span><text:span text:style-name="T8_10">do</text:span><text:span text:style-name="T8_11">?<text:s/></text:span><text:span text:style-name="T8_12">*</text:span><text:span text:style-name="T8_13">We</text:span><text:span text:style-name="T8_14"><text:s/></text:span><text:span text:style-name="T8_15">have</text:span><text:span text:style-name="T8_16"><text:s/></text:span><text:span text:style-name="T8_17">selected</text:span><text:span text:style-name="T8_18"><text:s/></text:span><text:span text:style-name="T8_19">this</text:span><text:span text:style-name="T8_20"><text:s/></text:span><text:span text:style-name="T8_21">option</text:span><text:span text:style-name="T8_22">*</text:span></text:p>
      <text:p text:style-name="P9"/>
      <text:p text:style-name="P10"><text:span text:style-name="T10_1">2.<text:s/></text:span><text:span text:style-name="T10_2">What</text:span><text:span text:style-name="T10_3"><text:s/></text:span><text:span text:style-name="T10_4">should</text:span><text:span text:style-name="T10_5"><text:s/></text:span><text:span text:style-name="T10_6">Ms</text:span><text:span text:style-name="T10_7">.<text:s/></text:span><text:span text:style-name="T10_8">Lawrence</text:span><text:span text:style-name="T10_9"><text:s/></text:span><text:span text:style-name="T10_10">do</text:span><text:span text:style-name="T10_11">?</text:span></text:p>
      <text:p text:style-name="P11"/>
      <text:p text:style-name="P12"/>
      <text:p text:style-name="P13"><text:span text:style-name="T13_1">II</text:span><text:span text:style-name="T13_2">.<text:s text:c="2"/></text:span><text:span text:style-name="T13_3">PART</text:span><text:span text:style-name="T13_4"><text:s/></text:span><text:span text:style-name="T13_5">II</text:span><text:span text:style-name="T13_6">:<text:s/></text:span><text:span text:style-name="T13_7">LIST</text:span><text:span text:style-name="T13_8"><text:s/>5<text:s/></text:span><text:span text:style-name="T13_9">SOLUTIONS</text:span><text:span text:style-name="T13_10"><text:s/></text:span><text:span text:style-name="T13_11">TO</text:span><text:span text:style-name="T13_12"><text:s/></text:span><text:span text:style-name="T13_13">THIS</text:span><text:span text:style-name="T13_14"><text:s/></text:span><text:span text:style-name="T13_15">QUESTION</text:span><text:span text:style-name="T13_16">.<text:s text:c="2"/></text:span><text:span text:style-name="T13_17">THEN</text:span><text:span text:style-name="T13_18"><text:s/></text:span><text:span text:style-name="T13_19">RANK</text:span><text:span text:style-name="T13_20"><text:s/></text:span><text:span text:style-name="T13_21">THEM</text:span><text:span text:style-name="T13_22"><text:s/>1-5</text:span><text:span text:style-name="T13_23"><text:s/></text:span><text:span text:style-name="T13_24">WITH</text:span><text:span text:style-name="T13_25"><text:s/></text:span><text:span text:style-name="T13_26">ONE</text:span></text:p>
      <text:p text:style-name="P14"><text:span text:style-name="T14_1">BEING</text:span><text:span text:style-name="T14_2"><text:s/></text:span><text:span text:style-name="T14_3">YOUR</text:span><text:span text:style-name="T14_4"><text:s/></text:span><text:span text:style-name="T14_5">CHOICE</text:span><text:span text:style-name="T14_6">.</text:span></text:p>
      <text:p text:style-name="P15"/>
      <text:p text:style-name="P16"><text:span text:style-name="T16_1">1.<text:s/></text:span><text:span text:style-name="T16_2">Inform</text:span><text:span text:style-name="T16_3"><text:s/></text:span><text:span text:style-name="T16_4">Ms</text:span><text:span text:style-name="T16_5">.<text:s/></text:span><text:span text:style-name="T16_6">Lawrence</text:span><text:span text:style-name="T16_7"><text:s/></text:span><text:span text:style-name="T16_8">of</text:span><text:span text:style-name="T16_9"><text:s/></text:span><text:span text:style-name="T16_10">the</text:span><text:span text:style-name="T16_11"><text:s/></text:span><text:span text:style-name="T16_12">diagnosis</text:span><text:span text:style-name="T16_13"><text:s/></text:span><text:span text:style-name="T16_14">and</text:span><text:span text:style-name="T16_15"><text:s/></text:span><text:span text:style-name="T16_16">give</text:span><text:span text:style-name="T16_17"><text:s/></text:span><text:span text:style-name="T16_18">her</text:span><text:span text:style-name="T16_19"><text:s/></text:span><text:span text:style-name="T16_20">as</text:span><text:span text:style-name="T16_21"><text:s/></text:span><text:span text:style-name="T16_22">many</text:span><text:span text:style-name="T16_23"><text:s/></text:span><text:span text:style-name="T16_24">facts</text:span><text:span text:style-name="T16_25"><text:s/></text:span><text:span text:style-name="T16_26">as</text:span><text:span text:style-name="T16_27"><text:s/></text:span><text:span text:style-name="T16_28">she</text:span><text:span text:style-name="T16_29"><text:s/></text:span><text:span text:style-name="T16_30">can</text:span><text:span text:style-name="T16_31"><text:s/></text:span><text:span text:style-name="T16_32">about</text:span><text:span text:style-name="T16_33"><text:s/></text:span><text:span text:style-name="T16_34">the</text:span><text:span text:style-name="T16_35"><text:s/></text:span><text:span text:style-name="T16_36">current</text:span><text:span text:style-name="T16_37"><text:s/></text:span><text:span text:style-name="T16_38">state</text:span><text:span text:style-name="T16_39"><text:s/></text:span><text:span text:style-name="T16_40">of</text:span><text:span text:style-name="T16_41"><text:s/></text:span><text:span text:style-name="T16_42">research</text:span><text:span text:style-name="T16_43"><text:s/></text:span><text:span text:style-name="T16_44">on</text:span><text:span text:style-name="T16_45"><text:s/></text:span><text:span text:style-name="T16_46">this</text:span><text:span text:style-name="T16_47"><text:s/></text:span><text:span text:style-name="T16_48">disorder</text:span><text:span text:style-name="T16_49">,<text:s/></text:span><text:span text:style-name="T16_50">including</text:span><text:span text:style-name="T16_51"><text:s/></text:span><text:span text:style-name="T16_52">resources</text:span><text:span text:style-name="T16_53"><text:s/></text:span><text:span text:style-name="T16_54">for</text:span><text:span text:style-name="T16_55"><text:s/></text:span><text:span text:style-name="T16_56">learning</text:span><text:span text:style-name="T16_57"><text:s/></text:span><text:span text:style-name="T16_58">more</text:span><text:span text:style-name="T16_59">.</text:span></text:p>
      <text:p text:style-name="P17"/>
      <text:p text:style-name="P18"><text:span text:style-name="T18_1">2.<text:s/></text:span><text:span text:style-name="T18_2">Tell</text:span><text:span text:style-name="T18_3"><text:s/></text:span><text:span text:style-name="T18_4">Ms</text:span><text:span text:style-name="T18_5">.<text:s/></text:span><text:span text:style-name="T18_6">Lawrence</text:span><text:span text:style-name="T18_7"><text:s/></text:span><text:span text:style-name="T18_8">that</text:span><text:span text:style-name="T18_9"><text:s/></text:span><text:span text:style-name="T18_10">her</text:span><text:span text:style-name="T18_11"><text:s/></text:span><text:span text:style-name="T18_12">karyotype</text:span><text:span text:style-name="T18_13"><text:s/></text:span><text:span text:style-name="T18_14">has</text:span><text:span text:style-name="T18_15"><text:s/></text:span><text:span text:style-name="T18_16">some</text:span><text:span text:style-name="T18_17"><text:s/></text:span><text:span text:style-name="T18_18">abnormality</text:span><text:span text:style-name="T18_19"><text:s/></text:span><text:span text:style-name="T18_20">but</text:span><text:span text:style-name="T18_21"><text:s/></text:span><text:span text:style-name="T18_22">does</text:span><text:span text:style-name="T18_23"><text:s/></text:span><text:span text:style-name="T18_24">not</text:span><text:span text:style-name="T18_25"><text:s/></text:span><text:span text:style-name="T18_26">present</text:span><text:span text:style-name="T18_27"><text:s/></text:span><text:span text:style-name="T18_28">any</text:span><text:span text:style-name="T18_29"><text:s/></text:span><text:span text:style-name="T18_30">significant</text:span><text:span text:style-name="T18_31"><text:s/></text:span><text:span text:style-name="T18_32">challenges</text:span><text:span text:style-name="T18_33"><text:s/></text:span><text:span text:style-name="T18_34">to</text:span><text:span text:style-name="T18_35"><text:s/></text:span><text:span text:style-name="T18_36">the</text:span><text:span text:style-name="T18_37"><text:s/></text:span><text:span text:style-name="T18_38">child</text:span><text:span text:style-name="T18_39">'</text:span><text:span text:style-name="T18_40">s</text:span><text:span text:style-name="T18_41"><text:s/></text:span><text:span text:style-name="T18_42">physical</text:span><text:span text:style-name="T18_43"><text:s/></text:span><text:span text:style-name="T18_44">health</text:span><text:span text:style-name="T18_45">.<text:s/></text:span><text:span text:style-name="T18_46">Do</text:span><text:span text:style-name="T18_47"><text:s/></text:span><text:span text:style-name="T18_48">not</text:span><text:span text:style-name="T18_49"><text:s/></text:span><text:span text:style-name="T18_50">go</text:span><text:span text:style-name="T18_51"><text:s/></text:span><text:span text:style-name="T18_52">into</text:span><text:span text:style-name="T18_53"><text:s/></text:span><text:span text:style-name="T18_54">specifics</text:span><text:span text:style-name="T18_55"><text:s/></text:span><text:span text:style-name="T18_56">unless</text:span><text:span text:style-name="T18_57"><text:s/></text:span><text:span text:style-name="T18_58">asked</text:span><text:span text:style-name="T18_59">.</text:span></text:p>
      <text:p text:style-name="P19"/>
      <text:p text:style-name="P20"><text:span text:style-name="T20_1">3.<text:s/></text:span><text:span text:style-name="T20_2">Inform</text:span><text:span text:style-name="T20_3"><text:s/></text:span><text:span text:style-name="T20_4">Ms</text:span><text:span text:style-name="T20_5">.<text:s/></text:span><text:span text:style-name="T20_6">Lawrence</text:span><text:span text:style-name="T20_7"><text:s/></text:span><text:span text:style-name="T20_8">of</text:span><text:span text:style-name="T20_9"><text:s/></text:span><text:span text:style-name="T20_10">the</text:span><text:span text:style-name="T20_11"><text:s/></text:span><text:span text:style-name="T20_12">full</text:span><text:span text:style-name="T20_13"><text:s/></text:span><text:span text:style-name="T20_14">diagnosis</text:span><text:span text:style-name="T20_15"><text:s/></text:span><text:span text:style-name="T20_16">but</text:span><text:span text:style-name="T20_17"><text:s/></text:span><text:span text:style-name="T20_18">allow</text:span><text:span text:style-name="T20_19"><text:s/></text:span><text:span text:style-name="T20_20">her</text:span><text:span text:style-name="T20_21"><text:s/></text:span><text:span text:style-name="T20_22">to</text:span><text:span text:style-name="T20_23"><text:s/></text:span><text:span text:style-name="T20_24">conduct</text:span><text:span text:style-name="T20_25"><text:s/></text:span><text:span text:style-name="T20_26">her</text:span><text:span text:style-name="T20_27"><text:s/></text:span><text:span text:style-name="T20_28">own</text:span><text:span text:style-name="T20_29"><text:s/></text:span><text:span text:style-name="T20_30">research</text:span><text:span text:style-name="T20_31"><text:s/></text:span><text:span text:style-name="T20_32">into</text:span><text:span text:style-name="T20_33"><text:s/></text:span><text:span text:style-name="T20_34">the</text:span><text:span text:style-name="T20_35"><text:s/></text:span><text:span text:style-name="T20_36">disorder</text:span><text:span text:style-name="T20_37">.<text:s/></text:span><text:span text:style-name="T20_38">Only</text:span><text:span text:style-name="T20_39"><text:s/></text:span><text:span text:style-name="T20_40">answer</text:span><text:span text:style-name="T20_41"><text:s/></text:span><text:span text:style-name="T20_42">questions</text:span><text:span text:style-name="T20_43"><text:s/></text:span><text:span text:style-name="T20_44">when</text:span><text:span text:style-name="T20_45"><text:s/></text:span><text:span text:style-name="T20_46">asked</text:span><text:span text:style-name="T20_47"><text:s/></text:span><text:span text:style-name="T20_48">by</text:span><text:span text:style-name="T20_49"><text:s/></text:span><text:span text:style-name="T20_50">Ms</text:span><text:span text:style-name="T20_51">.<text:s/></text:span><text:span text:style-name="T20_52">Lawrence</text:span><text:span text:style-name="T20_53">.</text:span></text:p>
      <text:p text:style-name="P21"/>
      <text:p text:style-name="P22"><text:span text:style-name="T22_1">4.<text:s/></text:span><text:span text:style-name="T22_2">Tell</text:span><text:span text:style-name="T22_3"><text:s/></text:span><text:span text:style-name="T22_4">Ms</text:span><text:span text:style-name="T22_5">.<text:s/></text:span><text:span text:style-name="T22_6">Lawrence</text:span><text:span text:style-name="T22_7"><text:s/></text:span><text:span text:style-name="T22_8">that</text:span><text:span text:style-name="T22_9"><text:s/></text:span><text:span text:style-name="T22_10">the</text:span><text:span text:style-name="T22_11"><text:s/></text:span><text:span text:style-name="T22_12">karyotype</text:span><text:span text:style-name="T22_13"><text:s/></text:span><text:span text:style-name="T22_14">is</text:span><text:span text:style-name="T22_15"><text:s/></text:span><text:span text:style-name="T22_16">completely</text:span><text:span text:style-name="T22_17"><text:s/></text:span><text:span text:style-name="T22_18">normal</text:span><text:span text:style-name="T22_19">.</text:span></text:p>
      <text:p text:style-name="P23"/>
      <text:p text:style-name="P24"><text:span text:style-name="T24_1">5.<text:s/></text:span><text:span text:style-name="T24_2">Dr</text:span><text:span text:style-name="T24_3">.<text:s/></text:span><text:span text:style-name="T24_4">Gould</text:span><text:span text:style-name="T24_5"><text:s/></text:span><text:span text:style-name="T24_6">can</text:span><text:span text:style-name="T24_7"><text:s/></text:span><text:span text:style-name="T24_8">refer</text:span><text:span text:style-name="T24_9"><text:s/></text:span><text:span text:style-name="T24_10">her</text:span><text:span text:style-name="T24_11"><text:s/></text:span><text:span text:style-name="T24_12">to</text:span><text:span text:style-name="T24_13"><text:s/></text:span><text:span text:style-name="T24_14">a</text:span><text:span text:style-name="T24_15"><text:s/></text:span><text:span text:style-name="T24_16">doctor</text:span><text:span text:style-name="T24_17"><text:s/></text:span><text:span text:style-name="T24_18">who</text:span><text:span text:style-name="T24_19"><text:s/></text:span><text:span text:style-name="T24_20">has</text:span><text:span text:style-name="T24_21"><text:s/></text:span><text:span text:style-name="T24_22">more</text:span><text:span text:style-name="T24_23"><text:s/></text:span><text:span text:style-name="T24_24">familiarity</text:span><text:span text:style-name="T24_25"><text:s/></text:span><text:span text:style-name="T24_26">in</text:span><text:span text:style-name="T24_27"><text:s/></text:span><text:span text:style-name="T24_28">dealing</text:span><text:span text:style-name="T24_29"><text:s/></text:span><text:span text:style-name="T24_30">with</text:span><text:span text:style-name="T24_31"><text:s/>47,</text:span><text:span text:style-name="T24_32">XYY</text:span><text:span text:style-name="T24_33"><text:s/></text:span><text:span text:style-name="T24_34">patients</text:span><text:span text:style-name="T24_35"><text:s/></text:span><text:span text:style-name="T24_36">and</text:span><text:span text:style-name="T24_37">/</text:span><text:span text:style-name="T24_38">or</text:span><text:span text:style-name="T24_39"><text:s/></text:span><text:span text:style-name="T24_40">dealing</text:span><text:span text:style-name="T24_41"><text:s/></text:span><text:span text:style-name="T24_42">with</text:span><text:span text:style-name="T24_43"><text:s/></text:span><text:span text:style-name="T24_44">this</text:span><text:span text:style-name="T24_45"><text:s/></text:span><text:span text:style-name="T24_46">kind</text:span><text:span text:style-name="T24_47"><text:s/></text:span><text:span text:style-name="T24_48">of</text:span><text:span text:style-name="T24_49"><text:s/></text:span><text:span text:style-name="T24_50">dilemma</text:span><text:span text:style-name="T24_51">,<text:s/></text:span><text:span text:style-name="T24_52">and</text:span><text:span text:style-name="T24_53"><text:s/></text:span><text:span text:style-name="T24_54">refrain</text:span><text:span text:style-name="T24_55"><text:s/></text:span><text:span text:style-name="T24_56">from</text:span><text:span text:style-name="T24_57"><text:s/></text:span><text:span text:style-name="T24_58">informing</text:span><text:span text:style-name="T24_59"><text:s/></text:span><text:span text:style-name="T24_60">Ms</text:span><text:span text:style-name="T24_61">.<text:s/></text:span><text:span text:style-name="T24_62">Lawrence</text:span><text:span text:style-name="T24_63"><text:s/></text:span><text:span text:style-name="T24_64">of</text:span><text:span text:style-name="T24_65"><text:s/></text:span><text:span text:style-name="T24_66">the</text:span><text:span text:style-name="T24_67"><text:s/></text:span><text:span text:style-name="T24_68">diagnosis</text:span><text:span text:style-name="T24_69"><text:s/></text:span><text:span text:style-name="T24_70">herself</text:span><text:span text:style-name="T24_71">.</text:span></text:p>
      <text:p text:style-name="P25"/>
      <text:p text:style-name="P26"><text:span text:style-name="T26_1">RESTATE</text:span><text:span text:style-name="T26_2"><text:s/></text:span><text:span text:style-name="T26_3">YOUR</text:span><text:span text:style-name="T26_4"><text:s/>#1<text:s/></text:span><text:span text:style-name="T26_5">SOLUTION</text:span></text:p>
      <text:p text:style-name="P27"/>
      <text:p text:style-name="P28"><text:span text:style-name="T28_1">Dr</text:span><text:span text:style-name="T28_2">.<text:s/></text:span><text:span text:style-name="T28_3">Gould</text:span><text:span text:style-name="T28_4"><text:s/></text:span><text:span text:style-name="T28_5">can</text:span><text:span text:style-name="T28_6"><text:s/></text:span><text:span text:style-name="T28_7">provide</text:span><text:span text:style-name="T28_8"><text:s/></text:span><text:span text:style-name="T28_9">Ms</text:span><text:span text:style-name="T28_10">.<text:s/></text:span><text:span text:style-name="T28_11">Lawrence</text:span><text:span text:style-name="T28_12"><text:s/></text:span><text:span text:style-name="T28_13">with</text:span><text:span text:style-name="T28_14"><text:s/></text:span><text:span text:style-name="T28_15">the</text:span><text:span text:style-name="T28_16"><text:s/></text:span><text:span text:style-name="T28_17">results</text:span><text:span text:style-name="T28_18"><text:s/></text:span><text:span text:style-name="T28_19">of</text:span><text:span text:style-name="T28_20"><text:s/></text:span><text:span text:style-name="T28_21">the</text:span><text:span text:style-name="T28_22"><text:s/></text:span><text:span text:style-name="T28_23">testing</text:span><text:span text:style-name="T28_24"><text:s/></text:span><text:span text:style-name="T28_25">and</text:span><text:span text:style-name="T28_26"><text:s/></text:span><text:span text:style-name="T28_27">sit</text:span><text:span text:style-name="T28_28"><text:s/></text:span><text:span text:style-name="T28_29">with</text:span><text:span text:style-name="T28_30"><text:s/></text:span><text:span text:style-name="T28_31">her</text:span><text:span text:style-name="T28_32"><text:s/></text:span><text:span text:style-name="T28_33">to</text:span><text:span text:style-name="T28_34"><text:s/></text:span><text:span text:style-name="T28_35">explain</text:span><text:span text:style-name="T28_36"><text:s/></text:span><text:span text:style-name="T28_37">the</text:span><text:span text:style-name="T28_38"><text:s/></text:span><text:span text:style-name="T28_39">known</text:span><text:span text:style-name="T28_40"><text:s/></text:span><text:span text:style-name="T28_41">effects</text:span><text:span text:style-name="T28_42"><text:s/></text:span><text:span text:style-name="T28_43">of</text:span><text:span text:style-name="T28_44"><text:s/></text:span><text:span text:style-name="T28_45">having</text:span><text:span text:style-name="T28_46"><text:s/></text:span><text:span text:style-name="T28_47">a</text:span><text:span text:style-name="T28_48"><text:s/>47,</text:span><text:span text:style-name="T28_49">XYY</text:span><text:span text:style-name="T28_50"><text:s/></text:span><text:span text:style-name="T28_51">karyotype</text:span><text:span text:style-name="T28_52">.<text:s text:c="2"/></text:span><text:span text:style-name="T28_53">There</text:span><text:span text:style-name="T28_54"><text:s/></text:span><text:span text:style-name="T28_55">is</text:span><text:span text:style-name="T28_56"><text:s/></text:span><text:span text:style-name="T28_57">some</text:span><text:span text:style-name="T28_58"><text:s/></text:span><text:span text:style-name="T28_59">debate</text:span><text:span text:style-name="T28_60"><text:s/></text:span><text:span text:style-name="T28_61">as</text:span><text:span text:style-name="T28_62"><text:s/></text:span><text:span text:style-name="T28_63">to</text:span><text:span text:style-name="T28_64"><text:s/></text:span><text:span text:style-name="T28_65">whether</text:span><text:span text:style-name="T28_66"><text:s/></text:span><text:span text:style-name="T28_67">the</text:span><text:span text:style-name="T28_68"><text:s/></text:span><text:span text:style-name="T28_69">term</text:span><text:span text:style-name="T28_70"><text:s/></text:span><text:span text:style-name="T28_71">syndrome</text:span><text:span text:style-name="T28_72"><text:s/></text:span><text:span text:style-name="T28_73">is</text:span><text:span text:style-name="T28_74"><text:s/></text:span><text:span text:style-name="T28_75">truly</text:span><text:span text:style-name="T28_76"><text:s/></text:span><text:span text:style-name="T28_77">applicable</text:span><text:span text:style-name="T28_78"><text:s/></text:span><text:span text:style-name="T28_79">to</text:span><text:span text:style-name="T28_80"><text:s/></text:span><text:span text:style-name="T28_81">the</text:span><text:span text:style-name="T28_82"><text:s/></text:span><text:span text:style-name="T28_83">diagnosis</text:span><text:span text:style-name="T28_84"><text:s/></text:span><text:span text:style-name="T28_85">amongst</text:span><text:span text:style-name="T28_86"><text:s/></text:span><text:span text:style-name="T28_87">geneticists</text:span><text:span text:style-name="T28_88">,<text:s/></text:span><text:span text:style-name="T28_89">as</text:span><text:span text:style-name="T28_90"><text:s/>1<text:s/></text:span><text:span text:style-name="T28_91">in</text:span><text:span text:style-name="T28_92"><text:s/>1000<text:s/></text:span><text:span text:style-name="T28_93">children</text:span><text:span text:style-name="T28_94"><text:s/></text:span><text:span text:style-name="T28_95">are</text:span><text:span text:style-name="T28_96"><text:s/>47,</text:span><text:span text:style-name="T28_97">XYY</text:span><text:span text:style-name="T28_98"><text:s/></text:span><text:span text:style-name="T28_99">karyotype</text:span><text:span text:style-name="T28_100"><text:s/></text:span><text:span text:style-name="T28_101">and</text:span><text:span text:style-name="T28_102"><text:s/></text:span><text:span text:style-name="T28_103">it</text:span><text:span text:style-name="T28_104"><text:s/></text:span><text:span text:style-name="T28_105">the</text:span><text:span text:style-name="T28_106"><text:s/></text:span><text:span text:style-name="T28_107">clinical</text:span><text:span text:style-name="T28_108"><text:s/></text:span><text:span text:style-name="T28_109">phenotype</text:span><text:span text:style-name="T28_110"><text:s/></text:span><text:span text:style-name="T28_111">is</text:span><text:span text:style-name="T28_112"><text:s/></text:span><text:span text:style-name="T28_113">considered</text:span><text:span text:style-name="T28_114"><text:s/></text:span><text:span text:style-name="T28_115">normal</text:span><text:span text:style-name="T28_116">.<text:s/>47,</text:span><text:span text:style-name="T28_117">XYY</text:span><text:span text:style-name="T28_118"><text:s/></text:span><text:span text:style-name="T28_119">syndrome</text:span><text:span text:style-name="T28_120"><text:s/></text:span><text:span text:style-name="T28_121">is</text:span><text:span text:style-name="T28_122"><text:s/></text:span><text:span text:style-name="T28_123">associated</text:span><text:span text:style-name="T28_124"><text:s/></text:span><text:span text:style-name="T28_125">with</text:span><text:span text:style-name="T28_126"><text:s/></text:span><text:span text:style-name="T28_127">an</text:span><text:span text:style-name="T28_128"><text:s/></text:span><text:span text:style-name="T28_129">increased</text:span><text:span text:style-name="T28_130"><text:s/></text:span><text:span text:style-name="T28_131">risk</text:span><text:span text:style-name="T28_132"><text:s/></text:span><text:span text:style-name="T28_133">of</text:span><text:span text:style-name="T28_134"><text:s/></text:span><text:span text:style-name="T28_135">learning</text:span><text:span text:style-name="T28_136"><text:s/></text:span><text:span text:style-name="T28_137">disabilities</text:span><text:span text:style-name="T28_138"><text:s/></text:span><text:span text:style-name="T28_139">and</text:span><text:span text:style-name="T28_140"><text:s/></text:span><text:span text:style-name="T28_141">delayed</text:span><text:span text:style-name="T28_142"><text:s/></text:span><text:span text:style-name="T28_143">development</text:span><text:span text:style-name="T28_144"><text:s/></text:span><text:span text:style-name="T28_145">of</text:span><text:span text:style-name="T28_146"><text:s/></text:span><text:span text:style-name="T28_147">speech</text:span><text:span text:style-name="T28_148"><text:s/></text:span><text:span text:style-name="T28_149">and</text:span><text:span text:style-name="T28_150"><text:s/></text:span><text:span text:style-name="T28_151">language</text:span><text:span text:style-name="T28_152"><text:s/></text:span><text:span text:style-name="T28_153">skills</text:span><text:span text:style-name="T28_154">.<text:s/></text:span><text:span text:style-name="T28_155">Delayed</text:span><text:span text:style-name="T28_156"><text:s/></text:span><text:span text:style-name="T28_157">development</text:span><text:span text:style-name="T28_158"><text:s/></text:span><text:span text:style-name="T28_159">of</text:span><text:span text:style-name="T28_160"><text:s/></text:span><text:span text:style-name="T28_161">motor</text:span><text:span text:style-name="T28_162"><text:s/></text:span><text:span text:style-name="T28_163">skills</text:span><text:span text:style-name="T28_164"><text:s/>(</text:span><text:span text:style-name="T28_165">such</text:span><text:span text:style-name="T28_166"><text:s/></text:span><text:span text:style-name="T28_167">as</text:span><text:span text:style-name="T28_168"><text:s/></text:span><text:span text:style-name="T28_169">sitting</text:span><text:span text:style-name="T28_170"><text:s/></text:span><text:span text:style-name="T28_171">and</text:span><text:span text:style-name="T28_172"><text:s/></text:span><text:span text:style-name="T28_173">walking</text:span><text:span text:style-name="T28_174">),<text:s/></text:span><text:span text:style-name="T28_175">weak</text:span><text:span text:style-name="T28_176"><text:s/></text:span><text:span text:style-name="T28_177">muscle</text:span><text:span text:style-name="T28_178"><text:s/></text:span><text:span text:style-name="T28_179">tone</text:span><text:span text:style-name="T28_180"><text:s/>(</text:span><text:span text:style-name="T28_181">hypotonia</text:span><text:span text:style-name="T28_182">),<text:s/></text:span><text:span text:style-name="T28_183">hand</text:span><text:span text:style-name="T28_184"><text:s/></text:span><text:span text:style-name="T28_185">tremors</text:span><text:span text:style-name="T28_186"><text:s/></text:span><text:span text:style-name="T28_187">or</text:span><text:span text:style-name="T28_188"><text:s/></text:span><text:span text:style-name="T28_189">other</text:span><text:span text:style-name="T28_190"><text:s/></text:span><text:span text:style-name="T28_191">involuntary</text:span><text:span text:style-name="T28_192"><text:s/></text:span><text:span text:style-name="T28_193">movements</text:span><text:span text:style-name="T28_194"><text:s/>(</text:span><text:span text:style-name="T28_195">motor</text:span><text:span text:style-name="T28_196"><text:s/></text:span><text:span text:style-name="T28_197">tics</text:span><text:span text:style-name="T28_198">),<text:s/></text:span><text:span text:style-name="T28_199">and</text:span><text:span text:style-name="T28_200"><text:s/></text:span><text:span text:style-name="T28_201">behavioral</text:span><text:span text:style-name="T28_202"><text:s/></text:span><text:span text:style-name="T28_203">and</text:span><text:span text:style-name="T28_204"><text:s/></text:span><text:span text:style-name="T28_205">emotional</text:span><text:span text:style-name="T28_206"><text:s/></text:span><text:span text:style-name="T28_207">difficulties</text:span><text:span text:style-name="T28_208"><text:s/></text:span><text:span text:style-name="T28_209">are</text:span><text:span text:style-name="T28_210"><text:s/></text:span><text:span text:style-name="T28_211">also</text:span><text:span text:style-name="T28_212"><text:s/></text:span><text:span text:style-name="T28_213">possible</text:span><text:span text:style-name="T28_214">.<text:s/></text:span><text:span text:style-name="T28_215">These</text:span><text:span text:style-name="T28_216"><text:s/></text:span><text:span text:style-name="T28_217">characteristics</text:span><text:span text:style-name="T28_218"><text:s/></text:span><text:span text:style-name="T28_219">vary</text:span><text:span text:style-name="T28_220"><text:s/></text:span><text:span text:style-name="T28_221">widely</text:span><text:span text:style-name="T28_222"><text:s/></text:span><text:span text:style-name="T28_223">among</text:span><text:span text:style-name="T28_224"><text:s/></text:span><text:span text:style-name="T28_225">affected</text:span><text:span text:style-name="T28_226"><text:s/></text:span><text:span text:style-name="T28_227">boys</text:span><text:span text:style-name="T28_228"><text:s/></text:span><text:span text:style-name="T28_229">and</text:span><text:span text:style-name="T28_230"><text:s/></text:span><text:span text:style-name="T28_231">men</text:span><text:span text:style-name="T28_232">.<text:s text:c="2"/></text:span><text:span text:style-name="T28_233">A</text:span><text:span text:style-name="T28_234"><text:s/></text:span><text:span text:style-name="T28_235">small</text:span><text:span text:style-name="T28_236"><text:s/></text:span><text:span text:style-name="T28_237">percentage</text:span><text:span text:style-name="T28_238"><text:s/></text:span><text:span text:style-name="T28_239">of</text:span><text:span text:style-name="T28_240"><text:s/></text:span><text:span text:style-name="T28_241">males</text:span><text:span text:style-name="T28_242"><text:s/></text:span><text:span text:style-name="T28_243">with</text:span><text:span text:style-name="T28_244"><text:s/>47,</text:span><text:span text:style-name="T28_245">XYY</text:span><text:span text:style-name="T28_246"><text:s/></text:span><text:span text:style-name="T28_247">syndrome</text:span><text:span text:style-name="T28_248"><text:s/></text:span><text:span text:style-name="T28_249">are</text:span><text:span text:style-name="T28_250"><text:s/></text:span><text:span text:style-name="T28_251">diagnosed</text:span><text:span text:style-name="T28_252"><text:s/></text:span><text:span text:style-name="T28_253">with</text:span><text:span text:style-name="T28_254"><text:s/></text:span><text:span text:style-name="T28_255">autistic</text:span><text:span text:style-name="T28_256"><text:s/></text:span><text:span text:style-name="T28_257">spectrum</text:span><text:span text:style-name="T28_258"><text:s/></text:span><text:span text:style-name="T28_259">disorders</text:span><text:span text:style-name="T28_260">,<text:s/></text:span><text:span text:style-name="T28_261">which</text:span><text:span text:style-name="T28_262"><text:s/></text:span><text:span text:style-name="T28_263">are</text:span><text:span text:style-name="T28_264"><text:s/></text:span><text:span text:style-name="T28_265">developmental</text:span><text:span text:style-name="T28_266"><text:s/></text:span><text:span text:style-name="T28_267">conditions</text:span><text:span text:style-name="T28_268"><text:s/></text:span><text:span text:style-name="T28_269">that</text:span><text:span text:style-name="T28_270"><text:s/></text:span><text:span text:style-name="T28_271">affect</text:span><text:span text:style-name="T28_272"><text:s/></text:span><text:span text:style-name="T28_273">communication</text:span><text:span text:style-name="T28_274"><text:s/></text:span><text:span text:style-name="T28_275">and</text:span><text:span text:style-name="T28_276"><text:s/></text:span><text:span text:style-name="T28_277">social</text:span><text:span text:style-name="T28_278"><text:s/></text:span><text:span text:style-name="T28_279">interaction</text:span><text:span text:style-name="T28_280">.<text:s text:c="2"/></text:span><text:span text:style-name="T28_281">Although</text:span><text:span text:style-name="T28_282"><text:s/></text:span><text:span text:style-name="T28_283">males</text:span><text:span text:style-name="T28_284"><text:s/></text:span><text:span text:style-name="T28_285">with</text:span><text:span text:style-name="T28_286"><text:s/></text:span><text:span text:style-name="T28_287">this</text:span><text:span text:style-name="T28_288"><text:s/></text:span><text:span text:style-name="T28_289">condition</text:span><text:span text:style-name="T28_290"><text:s/></text:span><text:span text:style-name="T28_291">may</text:span><text:span text:style-name="T28_292"><text:s/></text:span><text:span text:style-name="T28_293">be</text:span><text:span text:style-name="T28_294"><text:s/></text:span><text:span text:style-name="T28_295">taller</text:span><text:span text:style-name="T28_296"><text:s/></text:span><text:span text:style-name="T28_297">than</text:span><text:span text:style-name="T28_298"><text:s/></text:span><text:span text:style-name="T28_299">average</text:span><text:span text:style-name="T28_300">,<text:s/></text:span><text:span text:style-name="T28_301">this</text:span><text:span text:style-name="T28_302"><text:s/></text:span><text:span text:style-name="T28_303">chromosomal</text:span><text:span text:style-name="T28_304"><text:s/></text:span><text:span text:style-name="T28_305">change</text:span><text:span text:style-name="T28_306"><text:s/></text:span><text:span text:style-name="T28_307">typically</text:span><text:span text:style-name="T28_308"><text:s/></text:span><text:span text:style-name="T28_309">causes</text:span><text:span text:style-name="T28_310"><text:s/></text:span><text:span text:style-name="T28_311">no</text:span><text:span text:style-name="T28_312"><text:s/></text:span><text:span text:style-name="T28_313">unusual</text:span><text:span text:style-name="T28_314"><text:s/></text:span><text:span text:style-name="T28_315">physical</text:span><text:span text:style-name="T28_316"><text:s/></text:span><text:span text:style-name="T28_317">features</text:span><text:span text:style-name="T28_318">.<text:s/></text:span><text:span text:style-name="T28_319">Most</text:span><text:span text:style-name="T28_320"><text:s/></text:span><text:span text:style-name="T28_321">males</text:span><text:span text:style-name="T28_322"><text:s/></text:span><text:span text:style-name="T28_323">with</text:span><text:span text:style-name="T28_324"><text:s/>47,</text:span><text:span text:style-name="T28_325">XYY</text:span><text:span text:style-name="T28_326"><text:s/></text:span><text:span text:style-name="T28_327">syndrome</text:span><text:span text:style-name="T28_328"><text:s/></text:span><text:span text:style-name="T28_329">have</text:span><text:span text:style-name="T28_330"><text:s/></text:span><text:span text:style-name="T28_331">normal</text:span><text:span text:style-name="T28_332"><text:s/></text:span><text:span text:style-name="T28_333">sexual</text:span><text:span text:style-name="T28_334"><text:s/></text:span><text:span text:style-name="T28_335">development</text:span><text:span text:style-name="T28_336"><text:s/></text:span><text:span text:style-name="T28_337">and</text:span><text:span text:style-name="T28_338"><text:s/></text:span><text:span text:style-name="T28_339">are</text:span><text:span text:style-name="T28_340"><text:s/></text:span><text:span text:style-name="T28_341">able</text:span><text:span text:style-name="T28_342"><text:s/></text:span><text:span text:style-name="T28_343">to</text:span><text:span text:style-name="T28_344"><text:s/></text:span><text:span text:style-name="T28_345">father</text:span><text:span text:style-name="T28_346"><text:s/></text:span><text:span text:style-name="T28_347">children</text:span><text:span text:style-name="T28_348">.</text:span></text:p>
      <text:p text:style-name="P29"/>
      <text:p text:style-name="P30"><text:bookmark-start text:name="h.gjdgxs"/><text:bookmark-end text:name="h.gjdgxs"/><text:span text:style-name="T30_1">It</text:span><text:span text:style-name="T30_2"><text:s/></text:span><text:span text:style-name="T30_3">is</text:span><text:span text:style-name="T30_4"><text:s/></text:span><text:span text:style-name="T30_5">important</text:span><text:span text:style-name="T30_6"><text:s/></text:span><text:span text:style-name="T30_7">to</text:span><text:span text:style-name="T30_8"><text:s/></text:span><text:span text:style-name="T30_9">note</text:span><text:span text:style-name="T30_10"><text:s/></text:span><text:span text:style-name="T30_11">that</text:span><text:span text:style-name="T30_12"><text:s/></text:span><text:span text:style-name="T30_13">the</text:span><text:span text:style-name="T30_14"><text:s/></text:span><text:span text:style-name="T30_15">incidence</text:span><text:span text:style-name="T30_16"><text:s/></text:span><text:span text:style-name="T30_17">of</text:span><text:span text:style-name="T30_18"><text:s/>47,</text:span><text:span text:style-name="T30_19">XYY</text:span><text:span text:style-name="T30_20"><text:s/></text:span><text:span text:style-name="T30_21">is</text:span><text:span text:style-name="T30_22"><text:s/></text:span><text:span text:style-name="T30_23">not</text:span><text:span text:style-name="T30_24"><text:s/></text:span><text:span text:style-name="T30_25">affected</text:span><text:span text:style-name="T30_26"><text:s/></text:span><text:span text:style-name="T30_27">by</text:span><text:span text:style-name="T30_28"><text:s/></text:span><text:span text:style-name="T30_29">advanced</text:span><text:span text:style-name="T30_30"><text:s/></text:span><text:span text:style-name="T30_31">paternal</text:span><text:span text:style-name="T30_32"><text:s/></text:span><text:span text:style-name="T30_33">or</text:span><text:span text:style-name="T30_34"><text:s/></text:span><text:span text:style-name="T30_35">maternal</text:span><text:span text:style-name="T30_36"><text:s/></text:span><text:span text:style-name="T30_37">age</text:span><text:span text:style-name="T30_38">.<text:s text:c="2"/></text:span><text:span text:style-name="T30_39">So</text:span><text:span text:style-name="T30_40">,<text:s/></text:span><text:span text:style-name="T30_41">Ms</text:span><text:span text:style-name="T30_42">.<text:s/></text:span><text:span text:style-name="T30_43">Lawrence</text:span><text:span text:style-name="T30_44">'</text:span><text:span text:style-name="T30_45">s</text:span><text:span text:style-name="T30_46"><text:s/></text:span><text:span text:style-name="T30_47">age</text:span><text:span text:style-name="T30_48"><text:s/></text:span><text:span text:style-name="T30_49">had</text:span><text:span text:style-name="T30_50"><text:s/></text:span><text:span text:style-name="T30_51">no</text:span><text:span text:style-name="T30_52"><text:s/></text:span><text:span text:style-name="T30_53">bearing</text:span><text:span text:style-name="T30_54"><text:s/></text:span><text:span text:style-name="T30_55">on</text:span><text:span text:style-name="T30_56"><text:s/></text:span><text:span text:style-name="T30_57">the</text:span><text:span text:style-name="T30_58"><text:s/></text:span><text:span text:style-name="T30_59">diagnosis</text:span><text:span text:style-name="T30_60">.</text:span><text:span text:style-name="T30_61">[1]</text:span></text:p>
      <text:p text:style-name="P31"/>
      <text:p text:style-name="P32"><text:span text:style-name="T32_1">III</text:span><text:span text:style-name="T32_2">.<text:s/></text:span><text:span text:style-name="T32_3">LIST</text:span><text:span text:style-name="T32_4"><text:s/></text:span><text:span text:style-name="T32_5">FOUR</text:span><text:span text:style-name="T32_6"><text:s/></text:span><text:span text:style-name="T32_7">OR</text:span><text:span text:style-name="T32_8"><text:s/></text:span><text:span text:style-name="T32_9">MORE</text:span><text:span text:style-name="T32_10"><text:s/></text:span><text:span text:style-name="T32_11">REASONS</text:span><text:span text:style-name="T32_12"><text:s/></text:span><text:span text:style-name="T32_13">THAT</text:span><text:span text:style-name="T32_14"><text:s/></text:span><text:span text:style-name="T32_15">CHOSE</text:span><text:span text:style-name="T32_16"><text:s/></text:span><text:span text:style-name="T32_17">YOUR</text:span><text:span text:style-name="T32_18"><text:s/>#1<text:s/></text:span><text:span text:style-name="T32_19">SOLUTION</text:span></text:p>
      <text:p text:style-name="P33"/>
      <text:p text:style-name="P34"><text:span text:style-name="T34_1">1.<text:s/></text:span><text:span text:style-name="T34_2">A</text:span><text:span text:style-name="T34_3"><text:s/></text:span><text:span text:style-name="T34_4">physician</text:span><text:span text:style-name="T34_5"><text:s/></text:span><text:span text:style-name="T34_6">should</text:span><text:span text:style-name="T34_7"><text:s/></text:span><text:span text:style-name="T34_8">be</text:span><text:span text:style-name="T34_9"><text:s/></text:span><text:span text:style-name="T34_10">forthright</text:span><text:span text:style-name="T34_11"><text:s/></text:span><text:span text:style-name="T34_12">and</text:span><text:span text:style-name="T34_13"><text:s/></text:span><text:span text:style-name="T34_14">honest</text:span><text:span text:style-name="T34_15"><text:s/></text:span><text:span text:style-name="T34_16">when</text:span><text:span text:style-name="T34_17"><text:s/></text:span><text:span text:style-name="T34_18">dealing</text:span><text:span text:style-name="T34_19"><text:s/></text:span><text:span text:style-name="T34_20">with</text:span><text:span text:style-name="T34_21"><text:s/></text:span><text:span text:style-name="T34_22">patients</text:span><text:span text:style-name="T34_23"><text:s/></text:span><text:span text:style-name="T34_24">regarding</text:span><text:span text:style-name="T34_25"><text:s/></text:span><text:span text:style-name="T34_26">the</text:span><text:span text:style-name="T34_27"><text:s/></text:span><text:span text:style-name="T34_28">results</text:span><text:span text:style-name="T34_29"><text:s/></text:span><text:span text:style-name="T34_30">of</text:span><text:span text:style-name="T34_31"><text:s/></text:span><text:span text:style-name="T34_32">genetic</text:span><text:span text:style-name="T34_33"><text:s/></text:span><text:span text:style-name="T34_34">testing</text:span><text:span text:style-name="T34_35">.<text:s/></text:span><text:span text:style-name="T34_36"><text:s/></text:span><text:span text:style-name="T34_37">C</text:span><text:span text:style-name="T34_38">oncealment</text:span><text:span text:style-name="T34_39"><text:s/></text:span><text:span text:style-name="T34_40">of</text:span><text:span text:style-name="T34_41"><text:s/></text:span><text:span text:style-name="T34_42">the</text:span><text:span text:style-name="T34_43"><text:s/></text:span><text:span text:style-name="T34_44">results</text:span><text:span text:style-name="T34_45"><text:s/></text:span><text:span text:style-name="T34_46">might</text:span><text:span text:style-name="T34_47"><text:s/></text:span><text:span text:style-name="T34_48">lead</text:span><text:span text:style-name="T34_49"><text:s/></text:span><text:span text:style-name="T34_50">to</text:span><text:span text:style-name="T34_51"><text:s/></text:span><text:span text:style-name="T34_52">Ms</text:span><text:span text:style-name="T34_53">.<text:s/></text:span><text:span text:style-name="T34_54">Lawrence</text:span><text:span text:style-name="T34_55"><text:s/></text:span><text:span text:style-name="T34_56">discovering</text:span><text:span text:style-name="T34_57"><text:s/></text:span><text:span text:style-name="T34_58">the</text:span><text:span text:style-name="T34_59"><text:s/></text:span><text:span text:style-name="T34_60">truth</text:span><text:span text:style-name="T34_61"><text:s/></text:span><text:span text:style-name="T34_62">later</text:span><text:span text:style-name="T34_63">.<text:s/></text:span><text:span text:style-name="T34_64">I</text:span><text:span text:style-name="T34_65">f</text:span><text:span text:style-name="T34_66"><text:s/></text:span><text:span text:style-name="T34_67">it</text:span><text:span text:style-name="T34_68"><text:s/></text:span><text:span text:style-name="T34_69">is</text:span><text:span text:style-name="T34_70"><text:s/></text:span><text:span text:style-name="T34_71">discovered</text:span><text:span text:style-name="T34_72"><text:s/></text:span><text:span text:style-name="T34_73">later</text:span><text:span text:style-name="T34_74"><text:s/></text:span><text:span text:style-name="T34_75">that</text:span><text:span text:style-name="T34_76"><text:s/></text:span><text:span text:style-name="T34_77">Dr</text:span><text:span text:style-name="T34_78">.<text:s/></text:span><text:span text:style-name="T34_79">Gould</text:span><text:span text:style-name="T34_80"><text:s/></text:span><text:span text:style-name="T34_81">was</text:span><text:span text:style-name="T34_82"><text:s/></text:span><text:span text:style-name="T34_83">aware</text:span><text:span text:style-name="T34_84"><text:s/></text:span><text:span text:style-name="T34_85">of</text:span><text:span text:style-name="T34_86"><text:s/></text:span><text:span text:style-name="T34_87">the</text:span><text:span text:style-name="T34_88"><text:s/></text:span><text:span text:style-name="T34_89">prognosis</text:span><text:span text:style-name="T34_90"><text:s/></text:span><text:span text:style-name="T34_91">and</text:span><text:span text:style-name="T34_92"><text:s/></text:span><text:span text:style-name="T34_93">withheld</text:span><text:span text:style-name="T34_94"><text:s/></text:span><text:span text:style-name="T34_95">the</text:span><text:span text:style-name="T34_96"><text:s/></text:span><text:span text:style-name="T34_97">results</text:span><text:span text:style-name="T34_98"><text:s/></text:span><text:span text:style-name="T34_99">of</text:span><text:span text:style-name="T34_100"><text:s/></text:span><text:span text:style-name="T34_101">the</text:span><text:span text:style-name="T34_102"><text:s/></text:span><text:span text:style-name="T34_103">testing</text:span><text:span text:style-name="T34_104"><text:s/>-<text:s/></text:span><text:span text:style-name="T34_105">o</text:span><text:span text:style-name="T34_106">r</text:span><text:span text:style-name="T34_107"><text:s/></text:span><text:span text:style-name="T34_108">worse</text:span><text:span text:style-name="T34_109">,<text:s/></text:span><text:span text:style-name="T34_110">lied</text:span><text:span text:style-name="T34_111"><text:s/></text:span><text:span text:style-name="T34_112">to</text:span><text:span text:style-name="T34_113"><text:s/></text:span><text:span text:style-name="T34_114">Ms</text:span><text:span text:style-name="T34_115">.<text:s/></text:span><text:span text:style-name="T34_116">Lawrence</text:span><text:span text:style-name="T34_117"><text:s/></text:span><text:span text:style-name="T34_118">regarding</text:span><text:span text:style-name="T34_119"><text:s/></text:span><text:span text:style-name="T34_120">the</text:span><text:span text:style-name="T34_121"><text:s/></text:span><text:span text:style-name="T34_122">prognosis</text:span><text:span text:style-name="T34_123"><text:s/>-<text:s/></text:span><text:span text:style-name="T34_124">this</text:span><text:span text:style-name="T34_125"><text:s/></text:span><text:span text:style-name="T34_126">would</text:span><text:span text:style-name="T34_127"><text:s/></text:span><text:span text:style-name="T34_128">place</text:span><text:span text:style-name="T34_129"><text:s/></text:span><text:span text:style-name="T34_130">Dr</text:span><text:span text:style-name="T34_131">.<text:s/></text:span><text:span text:style-name="T34_132">Gould</text:span><text:span text:style-name="T34_133"><text:s/></text:span><text:span text:style-name="T34_134">in</text:span><text:span text:style-name="T34_135"><text:s/></text:span><text:span text:style-name="T34_136">a</text:span><text:span text:style-name="T34_137"><text:s/></text:span><text:span text:style-name="T34_138">legal</text:span><text:span text:style-name="T34_139"><text:s/></text:span><text:span text:style-name="T34_140">and</text:span><text:span text:style-name="T34_141"><text:s/></text:span><text:span text:style-name="T34_142">ethical</text:span><text:span text:style-name="T34_143"><text:s/></text:span><text:span text:style-name="T34_144">quandary</text:span><text:span text:style-name="T34_145"><text:s/></text:span><text:span text:style-name="T34_146">as</text:span><text:span text:style-name="T34_147"><text:s/></text:span><text:span text:style-name="T34_148">a</text:span><text:span text:style-name="T34_149"><text:s/></text:span><text:span text:style-name="T34_150">practicing</text:span><text:span text:style-name="T34_151"><text:s/></text:span><text:span text:style-name="T34_152">medical</text:span><text:span text:style-name="T34_153"><text:s/></text:span><text:span text:style-name="T34_154">professional</text:span><text:span text:style-name="T34_155"><text:s/></text:span></text:p>
      <text:p text:style-name="P35"/>
      <text:p text:style-name="P36"><text:span text:style-name="T36_1">2.<text:s/></text:span><text:span text:style-name="T36_2">Explaining</text:span><text:span text:style-name="T36_3"><text:s/></text:span><text:span text:style-name="T36_4">the</text:span><text:span text:style-name="T36_5"><text:s/></text:span><text:span text:style-name="T36_6">risks</text:span><text:span text:style-name="T36_7"><text:s/></text:span><text:span text:style-name="T36_8">associated</text:span><text:span text:style-name="T36_9"><text:s/></text:span><text:span text:style-name="T36_10">with</text:span><text:span text:style-name="T36_11"><text:s/></text:span><text:span text:style-name="T36_12">the</text:span><text:span text:style-name="T36_13"><text:s/></text:span><text:span text:style-name="T36_14">condition</text:span><text:span text:style-name="T36_15"><text:s/></text:span><text:span text:style-name="T36_16">could</text:span><text:span text:style-name="T36_17"><text:s/></text:span><text:span text:style-name="T36_18">allay</text:span><text:span text:style-name="T36_19"><text:s/></text:span><text:span text:style-name="T36_20">Ms</text:span><text:span text:style-name="T36_21">.<text:s/></text:span><text:span text:style-name="T36_22">Lawrence</text:span><text:span text:style-name="T36_23">'</text:span><text:span text:style-name="T36_24">s</text:span><text:span text:style-name="T36_25"><text:s/></text:span><text:span text:style-name="T36_26">apprehension</text:span><text:span text:style-name="T36_27"><text:s/></text:span><text:span text:style-name="T36_28">about</text:span><text:span text:style-name="T36_29"><text:s/></text:span><text:span text:style-name="T36_30">the</text:span><text:span text:style-name="T36_31"><text:s/></text:span><text:span text:style-name="T36_32">diagnosis</text:span><text:span text:style-name="T36_33">.<text:s text:c="2"/></text:span><text:span text:style-name="T36_34">An</text:span><text:span text:style-name="T36_35"><text:s/></text:span><text:span text:style-name="T36_36">increased</text:span><text:span text:style-name="T36_37"><text:s/></text:span><text:span text:style-name="T36_38">risk</text:span><text:span text:style-name="T36_39"><text:s/></text:span><text:span text:style-name="T36_40">does</text:span><text:span text:style-name="T36_41"><text:s/></text:span><text:span text:style-name="T36_42">not</text:span><text:span text:style-name="T36_43"><text:s/></text:span><text:span text:style-name="T36_44">necessarily</text:span><text:span text:style-name="T36_45"><text:s/></text:span><text:span text:style-name="T36_46">mean</text:span><text:span text:style-name="T36_47"><text:s/></text:span><text:span text:style-name="T36_48">the</text:span><text:span text:style-name="T36_49"><text:s/></text:span><text:span text:style-name="T36_50">child</text:span><text:span text:style-name="T36_51"><text:s/></text:span><text:span text:style-name="T36_52">will</text:span><text:span text:style-name="T36_53"><text:s/></text:span><text:span text:style-name="T36_54">have</text:span><text:span text:style-name="T36_55"><text:s/></text:span><text:span text:style-name="T36_56">learning</text:span><text:span text:style-name="T36_57"><text:s/></text:span><text:span text:style-name="T36_58">disabilities</text:span><text:span text:style-name="T36_59">,<text:s/></text:span><text:span text:style-name="T36_60">just</text:span><text:span text:style-name="T36_61"><text:s/></text:span><text:span text:style-name="T36_62">that</text:span><text:span text:style-name="T36_63"><text:s/></text:span><text:span text:style-name="T36_64">they</text:span><text:span text:style-name="T36_65"><text:s/></text:span><text:span text:style-name="T36_66">are</text:span><text:span text:style-name="T36_67"><text:s/></text:span><text:span text:style-name="T36_68">at</text:span><text:span text:style-name="T36_69"><text:s/></text:span><text:span text:style-name="T36_70">higher</text:span><text:span text:style-name="T36_71"><text:s/></text:span><text:span text:style-name="T36_72">risk</text:span><text:span text:style-name="T36_73"><text:s/></text:span><text:span text:style-name="T36_74">for</text:span><text:span text:style-name="T36_75"><text:s/></text:span><text:span text:style-name="T36_76">developing</text:span><text:span text:style-name="T36_77"><text:s/></text:span><text:span text:style-name="T36_78">a</text:span><text:span text:style-name="T36_79"><text:s/></text:span><text:span text:style-name="T36_80">learning</text:span><text:span text:style-name="T36_81"><text:s/></text:span><text:span text:style-name="T36_82">disability</text:span><text:span text:style-name="T36_83">.<text:s text:c="2"/></text:span><text:span text:style-name="T36_84">It</text:span><text:span text:style-name="T36_85"><text:s/></text:span><text:span text:style-name="T36_86">is</text:span><text:span text:style-name="T36_87"><text:s/></text:span><text:span text:style-name="T36_88">important</text:span><text:span text:style-name="T36_89"><text:s/></text:span><text:span text:style-name="T36_90">to</text:span><text:span text:style-name="T36_91"><text:s/></text:span><text:span text:style-name="T36_92">explain</text:span><text:span text:style-name="T36_93"><text:s/></text:span><text:span text:style-name="T36_94">this</text:span><text:span text:style-name="T36_95"><text:s/></text:span><text:span text:style-name="T36_96">and</text:span><text:span text:style-name="T36_97"><text:s/></text:span><text:span text:style-name="T36_98">emphasize</text:span><text:span text:style-name="T36_99"><text:s/></text:span><text:span text:style-name="T36_100">the</text:span><text:span text:style-name="T36_101"><text:s/></text:span><text:span text:style-name="T36_102">distinction</text:span><text:span text:style-name="T36_103"><text:s/></text:span><text:span text:style-name="T36_104">between</text:span><text:span text:style-name="T36_105"><text:s/></text:span><text:span text:style-name="T36_106">a</text:span><text:span text:style-name="T36_107"><text:s/></text:span><text:span text:style-name="T36_108">diagnosis</text:span><text:span text:style-name="T36_109"><text:s/></text:span><text:span text:style-name="T36_110">vs</text:span><text:span text:style-name="T36_111">.<text:s/></text:span><text:span text:style-name="T36_112">an</text:span><text:span text:style-name="T36_113"><text:s/></text:span><text:span text:style-name="T36_114">increased</text:span><text:span text:style-name="T36_115"><text:s/></text:span><text:span text:style-name="T36_116">risk</text:span><text:span text:style-name="T36_117"><text:s/></text:span><text:span text:style-name="T36_118">of</text:span><text:span text:style-name="T36_119"><text:s/></text:span><text:span text:style-name="T36_120">development</text:span><text:span text:style-name="T36_121">.<text:s/></text:span></text:p>
      <text:p text:style-name="P37"/>
      <text:p text:style-name="P38"><text:span text:style-name="T38_1">3.<text:s/></text:span><text:span text:style-name="T38_2">Dr</text:span><text:span text:style-name="T38_3">.<text:s/></text:span><text:span text:style-name="T38_4">Gould</text:span><text:span text:style-name="T38_5"><text:s/></text:span><text:span text:style-name="T38_6">has</text:span><text:span text:style-name="T38_7"><text:s/></text:span><text:span text:style-name="T38_8">an</text:span><text:span text:style-name="T38_9"><text:s/></text:span><text:span text:style-name="T38_10">ethical</text:span><text:span text:style-name="T38_11"><text:s/></text:span><text:span text:style-name="T38_12">and</text:span><text:span text:style-name="T38_13"><text:s/></text:span><text:span text:style-name="T38_14">professional</text:span><text:span text:style-name="T38_15"><text:s/></text:span><text:span text:style-name="T38_16">obligation</text:span><text:span text:style-name="T38_17"><text:s/></text:span><text:span text:style-name="T38_18">to</text:span><text:span text:style-name="T38_19"><text:s/></text:span><text:span text:style-name="T38_20">her</text:span><text:span text:style-name="T38_21"><text:s/></text:span><text:span text:style-name="T38_22">patient</text:span><text:span text:style-name="T38_23"><text:s/></text:span><text:span text:style-name="T38_24">to</text:span><text:span text:style-name="T38_25"><text:s/></text:span><text:span text:style-name="T38_26">reveal</text:span><text:span text:style-name="T38_27"><text:s/></text:span><text:span text:style-name="T38_28">the</text:span><text:span text:style-name="T38_29"><text:s/></text:span><text:span text:style-name="T38_30">results</text:span><text:span text:style-name="T38_31"><text:s/></text:span><text:span text:style-name="T38_32">and</text:span><text:span text:style-name="T38_33"><text:s/></text:span><text:span text:style-name="T38_34">to</text:span><text:span text:style-name="T38_35"><text:s/></text:span><text:span text:style-name="T38_36">explain</text:span><text:span text:style-name="T38_37"><text:s/></text:span><text:span text:style-name="T38_38">what</text:span><text:span text:style-name="T38_39"><text:s/></text:span><text:span text:style-name="T38_40">the</text:span><text:span text:style-name="T38_41"><text:s/></text:span><text:span text:style-name="T38_42">test</text:span><text:span text:style-name="T38_43"><text:s/></text:span><text:span text:style-name="T38_44">results</text:span><text:span text:style-name="T38_45"><text:s/></text:span><text:span text:style-name="T38_46">mean</text:span><text:span text:style-name="T38_47"><text:s/>(</text:span><text:span text:style-name="T38_48">or</text:span><text:span text:style-name="T38_49"><text:s/></text:span><text:span text:style-name="T38_50">might</text:span><text:span text:style-name="T38_51"><text:s/></text:span><text:span text:style-name="T38_52">mean</text:span><text:span text:style-name="T38_53">)<text:s/></text:span><text:span text:style-name="T38_54">with</text:span><text:span text:style-name="T38_55"><text:s/></text:span><text:span text:style-name="T38_56">respect</text:span><text:span text:style-name="T38_57"><text:s/></text:span><text:span text:style-name="T38_58">to</text:span><text:span text:style-name="T38_59"><text:s/></text:span><text:span text:style-name="T38_60">the</text:span><text:span text:style-name="T38_61"><text:s/></text:span><text:span text:style-name="T38_62">child</text:span><text:span text:style-name="T38_63">'</text:span><text:span text:style-name="T38_64">s</text:span><text:span text:style-name="T38_65"><text:s/></text:span><text:span text:style-name="T38_66">health</text:span><text:span text:style-name="T38_67">,<text:s/></text:span><text:span text:style-name="T38_68">even</text:span><text:span text:style-name="T38_69"><text:s/></text:span><text:span text:style-name="T38_70">if</text:span><text:span text:style-name="T38_71"><text:s/></text:span><text:span text:style-name="T38_72">the</text:span><text:span text:style-name="T38_73"><text:s/></text:span><text:span text:style-name="T38_74">consensus</text:span><text:span text:style-name="T38_75"><text:s/></text:span><text:span text:style-name="T38_76">in</text:span><text:span text:style-name="T38_77"><text:s/></text:span><text:span text:style-name="T38_78">the</text:span><text:span text:style-name="T38_79"><text:s/></text:span><text:span text:style-name="T38_80">medical</text:span><text:span text:style-name="T38_81"><text:s/></text:span><text:span text:style-name="T38_82">community</text:span><text:span text:style-name="T38_83"><text:s/></text:span><text:span text:style-name="T38_84">is</text:span><text:span text:style-name="T38_85"><text:s/></text:span><text:span text:style-name="T38_86">unclear</text:span><text:span text:style-name="T38_87">.<text:s/></text:span></text:p>
      <text:p text:style-name="P39"/>
      <text:p text:style-name="P40"><text:span text:style-name="T40_1">4.<text:s/></text:span><text:span text:style-name="T40_2">Since</text:span><text:span text:style-name="T40_3"><text:s/></text:span><text:span text:style-name="T40_4">the</text:span><text:span text:style-name="T40_5"><text:s/>47,</text:span><text:span text:style-name="T40_6">XYY</text:span><text:span text:style-name="T40_7"><text:s/></text:span><text:span text:style-name="T40_8">karyotype</text:span><text:span text:style-name="T40_9"><text:s/></text:span><text:span text:style-name="T40_10">does</text:span><text:span text:style-name="T40_11"><text:s/></text:span><text:span text:style-name="T40_12">present</text:span><text:span text:style-name="T40_13"><text:s/></text:span><text:span text:style-name="T40_14">some</text:span><text:span text:style-name="T40_15"><text:s/></text:span><text:span text:style-name="T40_16">risks</text:span><text:span text:style-name="T40_17"><text:s/></text:span><text:span text:style-name="T40_18">with</text:span><text:span text:style-name="T40_19"><text:s/></text:span><text:span text:style-name="T40_20">respect</text:span><text:span text:style-name="T40_21"><text:s/></text:span><text:span text:style-name="T40_22">to</text:span><text:span text:style-name="T40_23"><text:s/></text:span><text:span text:style-name="T40_24">a</text:span><text:span text:style-name="T40_25"><text:s/></text:span><text:span text:style-name="T40_26">child</text:span><text:span text:style-name="T40_27">'</text:span><text:span text:style-name="T40_28">s</text:span><text:span text:style-name="T40_29"><text:s/></text:span><text:span text:style-name="T40_30">early</text:span><text:span text:style-name="T40_31"><text:s/></text:span><text:span text:style-name="T40_32">development</text:span><text:span text:style-name="T40_33"><text:s/></text:span><text:span text:style-name="T40_34">and</text:span><text:span text:style-name="T40_35"><text:s/></text:span><text:span text:style-name="T40_36">may</text:span><text:span text:style-name="T40_37"><text:s/></text:span><text:span text:style-name="T40_38">result</text:span><text:span text:style-name="T40_39"><text:s/></text:span><text:span text:style-name="T40_40">in</text:span><text:span text:style-name="T40_41"><text:s/></text:span><text:span text:style-name="T40_42">a</text:span><text:span text:style-name="T40_43"><text:s/></text:span><text:span text:style-name="T40_44">child</text:span><text:span text:style-name="T40_45"><text:s/></text:span><text:span text:style-name="T40_46">having</text:span><text:span text:style-name="T40_47"><text:s/></text:span><text:span text:style-name="T40_48">learning</text:span><text:span text:style-name="T40_49"><text:s/></text:span><text:span text:style-name="T40_50">disabilities</text:span><text:span text:style-name="T40_51">,<text:s/></text:span><text:span text:style-name="T40_52">i</text:span><text:span text:style-name="T40_53">t</text:span><text:span text:style-name="T40_54"><text:s/></text:span><text:span text:style-name="T40_55">is</text:span><text:span text:style-name="T40_56"><text:s/></text:span><text:span text:style-name="T40_57">best</text:span><text:span text:style-name="T40_58"><text:s/></text:span><text:span text:style-name="T40_59">to</text:span><text:span text:style-name="T40_60"><text:s/></text:span><text:span text:style-name="T40_61">inform</text:span><text:span text:style-name="T40_62"><text:s/></text:span><text:span text:style-name="T40_63">the</text:span><text:span text:style-name="T40_64"><text:s/></text:span><text:span text:style-name="T40_65">parents</text:span><text:span text:style-name="T40_66"><text:s/></text:span><text:span text:style-name="T40_67">when</text:span><text:span text:style-name="T40_68"><text:s/></text:span><text:span text:style-name="T40_69">such</text:span><text:span text:style-name="T40_70"><text:s/></text:span><text:span text:style-name="T40_71">a</text:span><text:span text:style-name="T40_72"><text:s/></text:span><text:span text:style-name="T40_73">risk</text:span><text:span text:style-name="T40_74"><text:s/></text:span><text:span text:style-name="T40_75">is</text:span><text:span text:style-name="T40_76"><text:s/></text:span><text:span text:style-name="T40_77">discovered</text:span><text:span text:style-name="T40_78"><text:s/></text:span><text:span text:style-name="T40_79">so</text:span><text:span text:style-name="T40_80"><text:s/></text:span><text:span text:style-name="T40_81">that</text:span><text:span text:style-name="T40_82"><text:s/></text:span><text:span text:style-name="T40_83">they</text:span><text:span text:style-name="T40_84"><text:s/></text:span><text:span text:style-name="T40_85">can</text:span><text:span text:style-name="T40_86"><text:s/></text:span><text:span text:style-name="T40_87">make</text:span><text:span text:style-name="T40_88"><text:s/></text:span><text:span text:style-name="T40_89">a</text:span><text:span text:style-name="T40_90"><text:s/></text:span><text:span text:style-name="T40_91">fully</text:span><text:span text:style-name="T40_92"><text:s/></text:span><text:span text:style-name="T40_93">informed</text:span><text:span text:style-name="T40_94"><text:s/></text:span><text:span text:style-name="T40_95">decision</text:span><text:span text:style-name="T40_96"><text:s/></text:span><text:span text:style-name="T40_97">regarding</text:span><text:span text:style-name="T40_98"><text:s/></text:span><text:span text:style-name="T40_99">their</text:span><text:span text:style-name="T40_100"><text:s/></text:span><text:span text:style-name="T40_101">child</text:span><text:span text:style-name="T40_102">.</text:span></text:p>
      <text:p text:style-name="P41"/>
      <text:p text:style-name="P42"><text:span text:style-name="T42_1">IV</text:span><text:span text:style-name="T42_2">.<text:s/></text:span><text:span text:style-name="T42_3">IF</text:span><text:span text:style-name="T42_4"><text:s/></text:span><text:span text:style-name="T42_5">THE</text:span><text:span text:style-name="T42_6"><text:s/></text:span><text:span text:style-name="T42_7">PERSON</text:span><text:span text:style-name="T42_8"><text:s/></text:span><text:span text:style-name="T42_9">IN</text:span><text:span text:style-name="T42_10"><text:s/></text:span><text:span text:style-name="T42_11">YOUR</text:span><text:span text:style-name="T42_12"><text:s/></text:span><text:span text:style-name="T42_13">CASE</text:span><text:span text:style-name="T42_14"><text:s/></text:span><text:span text:style-name="T42_15">STUDY</text:span><text:span text:style-name="T42_16"><text:s/></text:span><text:span text:style-name="T42_17">CHOOSES</text:span><text:span text:style-name="T42_18"><text:s/></text:span><text:span text:style-name="T42_19">YOUR</text:span><text:span text:style-name="T42_20"><text:s/>#1<text:s/></text:span><text:span text:style-name="T42_21">SOLUTION</text:span><text:span text:style-name="T42_22"><text:s/></text:span><text:span text:style-name="T42_23">WHAT</text:span><text:span text:style-name="T42_24"><text:s/></text:span><text:span text:style-name="T42_25">WILL</text:span><text:span text:style-name="T42_26"><text:s/></text:span><text:span text:style-name="T42_27">HAPPEN</text:span><text:span text:style-name="T42_28">?<text:s text:c="2"/></text:span><text:span text:style-name="T42_29">LIST</text:span><text:span text:style-name="T42_30"><text:s/></text:span><text:span text:style-name="T42_31">THREE</text:span><text:span text:style-name="T42_32"><text:s/></text:span><text:span text:style-name="T42_33">THINGS</text:span><text:span text:style-name="T42_34"><text:s/></text:span><text:span text:style-name="T42_35">THAT</text:span><text:span text:style-name="T42_36"><text:s/></text:span><text:span text:style-name="T42_37">MIGHT</text:span><text:span text:style-name="T42_38"><text:s/></text:span><text:span text:style-name="T42_39">HAPPEN</text:span><text:span text:style-name="T42_40">.<text:s text:c="2"/></text:span><text:span text:style-name="T42_41">THINK</text:span><text:span text:style-name="T42_42"><text:s/></text:span><text:span text:style-name="T42_43">ABOUT</text:span><text:span text:style-name="T42_44"><text:s/></text:span><text:span text:style-name="T42_45">LEGAL</text:span><text:span text:style-name="T42_46"><text:s/></text:span><text:span text:style-name="T42_47">PROBLEMS</text:span><text:span text:style-name="T42_48">,<text:s/></text:span><text:span text:style-name="T42_49">PSYCHOLOGICAL</text:span><text:span text:style-name="T42_50"><text:s/></text:span><text:span text:style-name="T42_51">PROBLEMS</text:span><text:span text:style-name="T42_52">,<text:s/></text:span><text:span text:style-name="T42_53">MEDICAL</text:span><text:span text:style-name="T42_54">,<text:s/></text:span><text:span text:style-name="T42_55">FAMILY</text:span><text:span text:style-name="T42_56">,<text:s/></text:span><text:span text:style-name="T42_57">SOCIETY</text:span><text:span text:style-name="T42_58">,<text:s/></text:span><text:span text:style-name="T42_59">FUTURE</text:span><text:span text:style-name="T42_60"><text:s/></text:span><text:span text:style-name="T42_61">RAMIFICATIONS</text:span><text:span text:style-name="T42_62"><text:s/></text:span><text:span text:style-name="T42_63">AND</text:span><text:span text:style-name="T42_64"><text:s/></text:span><text:span text:style-name="T42_65">GOVERNMENT</text:span><text:span text:style-name="T42_66">.</text:span></text:p>
      <text:p text:style-name="P43"/>
      <text:p text:style-name="P44"><text:span text:style-name="T44_1">1.<text:s/></text:span><text:span text:style-name="T44_2">Ms</text:span><text:span text:style-name="T44_3">.<text:s/></text:span><text:span text:style-name="T44_4">Lawrence</text:span><text:span text:style-name="T44_5"><text:s/></text:span><text:span text:style-name="T44_6">could</text:span><text:span text:style-name="T44_7"><text:s/></text:span><text:span text:style-name="T44_8">terminate</text:span><text:span text:style-name="T44_9"><text:s/></text:span><text:span text:style-name="T44_10">the</text:span><text:span text:style-name="T44_11"><text:s/></text:span><text:span text:style-name="T44_12">pregnancy</text:span><text:span text:style-name="T44_13"><text:s/></text:span><text:span text:style-name="T44_14">based</text:span><text:span text:style-name="T44_15"><text:s/></text:span><text:span text:style-name="T44_16">on</text:span><text:span text:style-name="T44_17"><text:s/></text:span><text:span text:style-name="T44_18">the</text:span><text:span text:style-name="T44_19"><text:s/></text:span><text:span text:style-name="T44_20">results</text:span><text:span text:style-name="T44_21"><text:s/></text:span><text:span text:style-name="T44_22">of</text:span><text:span text:style-name="T44_23"><text:s/></text:span><text:span text:style-name="T44_24">the</text:span><text:span text:style-name="T44_25"><text:s/></text:span><text:span text:style-name="T44_26">test</text:span><text:span text:style-name="T44_27">.<text:s text:c="2"/></text:span><text:span text:style-name="T44_28">This</text:span><text:span text:style-name="T44_29"><text:s/></text:span><text:span text:style-name="T44_30">would</text:span><text:span text:style-name="T44_31"><text:s/></text:span><text:span text:style-name="T44_32">have</text:span><text:span text:style-name="T44_33"><text:s/></text:span><text:span text:style-name="T44_34">a</text:span><text:span text:style-name="T44_35"><text:s/></text:span><text:span text:style-name="T44_36">profound</text:span><text:span text:style-name="T44_37"><text:s/></text:span><text:span text:style-name="T44_38">psychological</text:span><text:span text:style-name="T44_39"><text:s/></text:span><text:span text:style-name="T44_40">and</text:span><text:span text:style-name="T44_41"><text:s/></text:span><text:span text:style-name="T44_42">emotional</text:span><text:span text:style-name="T44_43"><text:s/></text:span><text:span text:style-name="T44_44">impact</text:span><text:span text:style-name="T44_45"><text:s/></text:span><text:span text:style-name="T44_46">on</text:span><text:span text:style-name="T44_47"><text:s/></text:span><text:span text:style-name="T44_48">Ms</text:span><text:span text:style-name="T44_49">.<text:s/></text:span><text:span text:style-name="T44_50">Lawrence</text:span><text:span text:style-name="T44_51">,<text:s/></text:span><text:span text:style-name="T44_52">her</text:span><text:span text:style-name="T44_53"><text:s/></text:span><text:span text:style-name="T44_54">husband</text:span><text:span text:style-name="T44_55"><text:s/>(</text:span><text:span text:style-name="T44_56">or</text:span><text:span text:style-name="T44_57"><text:s/></text:span><text:span text:style-name="T44_58">partner</text:span><text:span text:style-name="T44_59">),<text:s/></text:span><text:span text:style-name="T44_60">and</text:span><text:span text:style-name="T44_61"><text:s/></text:span><text:span text:style-name="T44_62">could</text:span><text:span text:style-name="T44_63"><text:s/></text:span><text:span text:style-name="T44_64">potentially</text:span><text:span text:style-name="T44_65"><text:s/></text:span><text:span text:style-name="T44_66">have</text:span><text:span text:style-name="T44_67"><text:s/></text:span><text:span text:style-name="T44_68">a</text:span><text:span text:style-name="T44_69"><text:s/></text:span><text:span text:style-name="T44_70">psychological</text:span><text:span text:style-name="T44_71"><text:s/></text:span><text:span text:style-name="T44_72">impact</text:span><text:span text:style-name="T44_73"><text:s/></text:span><text:span text:style-name="T44_74">on</text:span><text:span text:style-name="T44_75"><text:s/></text:span><text:span text:style-name="T44_76">Dr</text:span><text:span text:style-name="T44_77">.<text:s/></text:span><text:span text:style-name="T44_78">Gould</text:span><text:span text:style-name="T44_79"><text:s/></text:span><text:span text:style-name="T44_80">as</text:span><text:span text:style-name="T44_81"><text:s/></text:span><text:span text:style-name="T44_82">well</text:span><text:span text:style-name="T44_83">.<text:s text:c="2"/></text:span><text:span text:style-name="T44_84">If</text:span><text:span text:style-name="T44_85"><text:s/></text:span><text:span text:style-name="T44_86">a</text:span><text:span text:style-name="T44_87"><text:s/></text:span><text:span text:style-name="T44_88">patient</text:span><text:span text:style-name="T44_89"><text:s/></text:span><text:span text:style-name="T44_90">chose</text:span><text:span text:style-name="T44_91"><text:s/></text:span><text:span text:style-name="T44_92">to</text:span><text:span text:style-name="T44_93"><text:s/></text:span><text:span text:style-name="T44_94">terminate</text:span><text:span text:style-name="T44_95"><text:s/></text:span><text:span text:style-name="T44_96">the</text:span><text:span text:style-name="T44_97"><text:s/></text:span><text:span text:style-name="T44_98">pregnancy</text:span><text:span text:style-name="T44_99"><text:s/></text:span><text:span text:style-name="T44_100">based</text:span><text:span text:style-name="T44_101"><text:s/></text:span><text:span text:style-name="T44_102">on</text:span><text:span text:style-name="T44_103"><text:s/></text:span><text:span text:style-name="T44_104">information</text:span><text:span text:style-name="T44_105"><text:s/></text:span><text:span text:style-name="T44_106">provided</text:span><text:span text:style-name="T44_107"><text:s/></text:span><text:span text:style-name="T44_108">by</text:span><text:span text:style-name="T44_109"><text:s/></text:span><text:span text:style-name="T44_110">the</text:span><text:span text:style-name="T44_111"><text:s/></text:span><text:span text:style-name="T44_112">physician</text:span><text:span text:style-name="T44_113">,<text:s/></text:span><text:span text:style-name="T44_114">it</text:span><text:span text:style-name="T44_115"><text:s/></text:span><text:span text:style-name="T44_116">may</text:span><text:span text:style-name="T44_117"><text:s/></text:span><text:span text:style-name="T44_118">inhibit</text:span><text:span text:style-name="T44_119"><text:s/></text:span><text:span text:style-name="T44_120">the</text:span><text:span text:style-name="T44_121"><text:s/></text:span><text:span text:style-name="T44_122">physician</text:span><text:span text:style-name="T44_123"><text:s/></text:span><text:span text:style-name="T44_124">in</text:span><text:span text:style-name="T44_125"><text:s/></text:span><text:span text:style-name="T44_126">the</text:span><text:span text:style-name="T44_127"><text:s/></text:span><text:span text:style-name="T44_128">future</text:span><text:span text:style-name="T44_129"><text:s/></text:span><text:span text:style-name="T44_130">from</text:span><text:span text:style-name="T44_131"><text:s/></text:span><text:span text:style-name="T44_132">disclosing</text:span><text:span text:style-name="T44_133"><text:s/></text:span><text:span text:style-name="T44_134">such</text:span><text:span text:style-name="T44_135"><text:s/></text:span><text:span text:style-name="T44_136">information</text:span><text:span text:style-name="T44_137">.<text:s text:c="2"/></text:span><text:span text:style-name="T44_138">It</text:span><text:span text:style-name="T44_139"><text:s/></text:span><text:span text:style-name="T44_140">comes</text:span><text:span text:style-name="T44_141"><text:s/></text:span><text:span text:style-name="T44_142">down</text:span><text:span text:style-name="T44_143"><text:s/></text:span><text:span text:style-name="T44_144">to</text:span><text:span text:style-name="T44_145"><text:s/></text:span><text:span text:style-name="T44_146">the</text:span><text:span text:style-name="T44_147"><text:s/></text:span><text:span text:style-name="T44_148">physician</text:span><text:span text:style-name="T44_149">’</text:span><text:span text:style-name="T44_150">s</text:span><text:span text:style-name="T44_151"><text:s/></text:span><text:span text:style-name="T44_152">own</text:span><text:span text:style-name="T44_153"><text:s/></text:span><text:span text:style-name="T44_154">views</text:span><text:span text:style-name="T44_155"><text:s/></text:span><text:span text:style-name="T44_156">on</text:span><text:span text:style-name="T44_157"><text:s/></text:span><text:span text:style-name="T44_158">abortion</text:span><text:span text:style-name="T44_159">,<text:s/></text:span><text:span text:style-name="T44_160">eugenics</text:span><text:span text:style-name="T44_161">,<text:s/></text:span><text:span text:style-name="T44_162">and</text:span><text:span text:style-name="T44_163"><text:s/></text:span><text:span text:style-name="T44_164">the</text:span><text:span text:style-name="T44_165"><text:s/></text:span><text:span text:style-name="T44_166">ethical</text:span><text:span text:style-name="T44_167"><text:s/></text:span><text:span text:style-name="T44_168">dilemma</text:span><text:span text:style-name="T44_169"><text:s/></text:span><text:span text:style-name="T44_170">that</text:span><text:span text:style-name="T44_171"><text:s/></text:span><text:span text:style-name="T44_172">arises</text:span><text:span text:style-name="T44_173"><text:s/></text:span><text:span text:style-name="T44_174">from</text:span><text:span text:style-name="T44_175"><text:s/></text:span><text:span text:style-name="T44_176">giving</text:span><text:span text:style-name="T44_177"><text:s/></text:span><text:span text:style-name="T44_178">the</text:span><text:span text:style-name="T44_179"><text:s/></text:span><text:span text:style-name="T44_180">parents</text:span><text:span text:style-name="T44_181"><text:s/></text:span><text:span text:style-name="T44_182">knowledge</text:span><text:span text:style-name="T44_183"><text:s/></text:span><text:span text:style-name="T44_184">of</text:span><text:span text:style-name="T44_185"><text:s/></text:span><text:span text:style-name="T44_186">medical</text:span><text:span text:style-name="T44_187"><text:s/></text:span><text:span text:style-name="T44_188">conditions</text:span><text:span text:style-name="T44_189"><text:s/></text:span><text:span text:style-name="T44_190">prior</text:span><text:span text:style-name="T44_191"><text:s/></text:span><text:span text:style-name="T44_192">to</text:span><text:span text:style-name="T44_193"><text:s/></text:span><text:span text:style-name="T44_194">a</text:span><text:span text:style-name="T44_195"><text:s/></text:span><text:span text:style-name="T44_196">child</text:span><text:span text:style-name="T44_197">'</text:span><text:span text:style-name="T44_198">s</text:span><text:span text:style-name="T44_199"><text:s/></text:span><text:span text:style-name="T44_200">birth</text:span><text:span text:style-name="T44_201">.<text:s/></text:span><text:span text:style-name="T44_202">Given</text:span><text:span text:style-name="T44_203"><text:s/></text:span><text:span text:style-name="T44_204">Mrs</text:span><text:span text:style-name="T44_205">.<text:s/></text:span><text:span text:style-name="T44_206">Lawrence</text:span><text:span text:style-name="T44_207">’</text:span><text:span text:style-name="T44_208">s</text:span><text:span text:style-name="T44_209"><text:s/></text:span><text:span text:style-name="T44_210">age</text:span><text:span text:style-name="T44_211">,<text:s/></text:span><text:span text:style-name="T44_212">her</text:span><text:span text:style-name="T44_213"><text:s/></text:span><text:span text:style-name="T44_214">odds</text:span><text:span text:style-name="T44_215"><text:s/></text:span><text:span text:style-name="T44_216">for</text:span><text:span text:style-name="T44_217"><text:s/></text:span><text:span text:style-name="T44_218">another</text:span><text:span text:style-name="T44_219"><text:s/></text:span><text:span text:style-name="T44_220">pregnancy</text:span><text:span text:style-name="T44_221"><text:s/></text:span><text:span text:style-name="T44_222">with</text:span><text:span text:style-name="T44_223"><text:s/></text:span><text:span text:style-name="T44_224">a</text:span><text:span text:style-name="T44_225"><text:s/></text:span><text:span text:style-name="T44_226">normal</text:span><text:span text:style-name="T44_227"><text:s/></text:span><text:span text:style-name="T44_228">karyotype</text:span><text:span text:style-name="T44_229"><text:s/></text:span><text:span text:style-name="T44_230">or</text:span><text:span text:style-name="T44_231"><text:s/></text:span><text:span text:style-name="T44_232">less</text:span><text:span text:style-name="T44_233"><text:s/></text:span><text:span text:style-name="T44_234">severe</text:span><text:span text:style-name="T44_235"><text:s/></text:span><text:span text:style-name="T44_236">chromosomal</text:span><text:span text:style-name="T44_237"><text:s/></text:span><text:span text:style-name="T44_238">abnormality</text:span><text:span text:style-name="T44_239"><text:s/></text:span><text:span text:style-name="T44_240">after</text:span><text:span text:style-name="T44_241"><text:s/></text:span><text:span text:style-name="T44_242">this</text:span><text:span text:style-name="T44_243"><text:s/></text:span><text:span text:style-name="T44_244">would</text:span><text:span text:style-name="T44_245"><text:s/></text:span><text:span text:style-name="T44_246">be</text:span><text:span text:style-name="T44_247"><text:s/></text:span><text:span text:style-name="T44_248">fairly</text:span><text:span text:style-name="T44_249"><text:s/></text:span><text:span text:style-name="T44_250">low</text:span><text:span text:style-name="T44_251">.</text:span></text:p>
      <text:p text:style-name="P45"/>
      <text:p text:style-name="P46"><text:span text:style-name="T46_1">2.<text:s/></text:span><text:span text:style-name="T46_2">Depending</text:span><text:span text:style-name="T46_3"><text:s/></text:span><text:span text:style-name="T46_4">on</text:span><text:span text:style-name="T46_5"><text:s/></text:span><text:span text:style-name="T46_6">the</text:span><text:span text:style-name="T46_7"><text:s/></text:span><text:span text:style-name="T46_8">country</text:span><text:span text:style-name="T46_9"><text:s/></text:span><text:span text:style-name="T46_10">in</text:span><text:span text:style-name="T46_11"><text:s/></text:span><text:span text:style-name="T46_12">which</text:span><text:span text:style-name="T46_13"><text:s/></text:span><text:span text:style-name="T46_14">this</text:span><text:span text:style-name="T46_15"><text:s/></text:span><text:span text:style-name="T46_16">scenario</text:span><text:span text:style-name="T46_17"><text:s/></text:span><text:span text:style-name="T46_18">takes</text:span><text:span text:style-name="T46_19"><text:s/></text:span><text:span text:style-name="T46_20">place</text:span><text:span text:style-name="T46_21">,<text:s/></text:span><text:span text:style-name="T46_22">it</text:span><text:span text:style-name="T46_23"><text:s/></text:span><text:span text:style-name="T46_24">may</text:span><text:span text:style-name="T46_25"><text:s/></text:span><text:span text:style-name="T46_26">be</text:span><text:span text:style-name="T46_27"><text:s/></text:span><text:span text:style-name="T46_28">illegal</text:span><text:span text:style-name="T46_29"><text:s/></text:span><text:span text:style-name="T46_30">for</text:span><text:span text:style-name="T46_31"><text:s/></text:span><text:span text:style-name="T46_32">Dr</text:span><text:span text:style-name="T46_33">.<text:s/></text:span><text:span text:style-name="T46_34">Gould</text:span><text:span text:style-name="T46_35"><text:s/></text:span><text:span text:style-name="T46_36">to</text:span><text:span text:style-name="T46_37"><text:s/></text:span><text:span text:style-name="T46_38">disclose</text:span><text:span text:style-name="T46_39"><text:s/></text:span><text:span text:style-name="T46_40">such</text:span><text:span text:style-name="T46_41"><text:s/></text:span><text:span text:style-name="T46_42">facts</text:span><text:span text:style-name="T46_43"><text:s/></text:span><text:span text:style-name="T46_44">prior</text:span><text:span text:style-name="T46_45"><text:s/></text:span><text:span text:style-name="T46_46">to</text:span><text:span text:style-name="T46_47"><text:s/></text:span><text:span text:style-name="T46_48">birth</text:span><text:span text:style-name="T46_49">.<text:s text:c="2"/></text:span><text:span text:style-name="T46_50">For</text:span><text:span text:style-name="T46_51"><text:s/></text:span><text:span text:style-name="T46_52">example</text:span><text:span text:style-name="T46_53">,<text:s/></text:span><text:span text:style-name="T46_54">both</text:span><text:span text:style-name="T46_55"><text:s/></text:span><text:span text:style-name="T46_56">India</text:span><text:span text:style-name="T46_57">,<text:s/></text:span><text:span text:style-name="T46_58">in</text:span><text:span text:style-name="T46_59"><text:s/>1994,<text:s/></text:span><text:span text:style-name="T46_60">and</text:span><text:span text:style-name="T46_61"><text:s/></text:span><text:span text:style-name="T46_62">China</text:span><text:span text:style-name="T46_63">,<text:s/></text:span><text:span text:style-name="T46_64">in</text:span><text:span text:style-name="T46_65"><text:s/>1995,<text:s/></text:span><text:span text:style-name="T46_66">have</text:span><text:span text:style-name="T46_67"><text:s/></text:span><text:span text:style-name="T46_68">outlawed</text:span><text:span text:style-name="T46_69"><text:s/></text:span><text:span text:style-name="T46_70">sex</text:span><text:span text:style-name="T46_71">-</text:span><text:span text:style-name="T46_72">selective</text:span><text:span text:style-name="T46_73"><text:s/></text:span><text:span text:style-name="T46_74">abortion</text:span><text:span text:style-name="T46_75">.<text:s text:c="2"/></text:span><text:span text:style-name="T46_76">If</text:span><text:span text:style-name="T46_77"><text:s/></text:span><text:span text:style-name="T46_78">Dr</text:span><text:span text:style-name="T46_79">.<text:s/></text:span><text:span text:style-name="T46_80">Gould</text:span><text:span text:style-name="T46_81"><text:s/></text:span><text:span text:style-name="T46_82">practices</text:span><text:span text:style-name="T46_83"><text:s/></text:span><text:span text:style-name="T46_84">in</text:span><text:span text:style-name="T46_85"><text:s/></text:span><text:span text:style-name="T46_86">a</text:span><text:span text:style-name="T46_87"><text:s/></text:span><text:span text:style-name="T46_88">country</text:span><text:span text:style-name="T46_89"><text:s/></text:span><text:span text:style-name="T46_90">where</text:span><text:span text:style-name="T46_91"><text:s/></text:span><text:span text:style-name="T46_92">disclosure</text:span><text:span text:style-name="T46_93"><text:s/></text:span><text:span text:style-name="T46_94">of</text:span><text:span text:style-name="T46_95"><text:s/></text:span><text:span text:style-name="T46_96">such</text:span><text:span text:style-name="T46_97"><text:s/></text:span><text:span text:style-name="T46_98">information</text:span><text:span text:style-name="T46_99"><text:s/></text:span><text:span text:style-name="T46_100">is</text:span><text:span text:style-name="T46_101"><text:s/></text:span><text:span text:style-name="T46_102">illegal</text:span><text:span text:style-name="T46_103">,<text:s/></text:span><text:span text:style-name="T46_104">doing</text:span><text:span text:style-name="T46_105"><text:s/></text:span><text:span text:style-name="T46_106">so</text:span><text:span text:style-name="T46_107"><text:s/></text:span><text:span text:style-name="T46_108">may</text:span><text:span text:style-name="T46_109"><text:s/></text:span><text:span text:style-name="T46_110">lead</text:span><text:span text:style-name="T46_111"><text:s/></text:span><text:span text:style-name="T46_112">to</text:span><text:span text:style-name="T46_113"><text:s/></text:span><text:span text:style-name="T46_114">a</text:span><text:span text:style-name="T46_115"><text:s/></text:span><text:span text:style-name="T46_116">criminal</text:span><text:span text:style-name="T46_117"><text:s/></text:span><text:span text:style-name="T46_118">conviction</text:span><text:span text:style-name="T46_119"><text:s/></text:span><text:span text:style-name="T46_120">based</text:span><text:span text:style-name="T46_121"><text:s/></text:span><text:span text:style-name="T46_122">on</text:span><text:span text:style-name="T46_123"><text:s/></text:span><text:span text:style-name="T46_124">similar</text:span><text:span text:style-name="T46_125"><text:s/></text:span><text:span text:style-name="T46_126">laws</text:span><text:span text:style-name="T46_127">.</text:span></text:p>
      <text:p text:style-name="P47"/>
      <text:p text:style-name="P48"><text:span text:style-name="T48_1">3.<text:s/></text:span><text:span text:style-name="T48_2">Ms</text:span><text:span text:style-name="T48_3">.<text:s/></text:span><text:span text:style-name="T48_4">Lawrence</text:span><text:span text:style-name="T48_5"><text:s/></text:span><text:span text:style-name="T48_6">may</text:span><text:span text:style-name="T48_7"><text:s/></text:span><text:span text:style-name="T48_8">decide</text:span><text:span text:style-name="T48_9"><text:s/></text:span><text:span text:style-name="T48_10">to</text:span><text:span text:style-name="T48_11"><text:s/></text:span><text:span text:style-name="T48_12">keep</text:span><text:span text:style-name="T48_13"><text:s/></text:span><text:span text:style-name="T48_14">the</text:span><text:span text:style-name="T48_15"><text:s/></text:span><text:span text:style-name="T48_16">child</text:span><text:span text:style-name="T48_17">.<text:s text:c="2"/></text:span><text:span text:style-name="T48_18">This</text:span><text:span text:style-name="T48_19"><text:s/></text:span><text:span text:style-name="T48_20">will</text:span><text:span text:style-name="T48_21"><text:s/></text:span><text:span text:style-name="T48_22">place</text:span><text:span text:style-name="T48_23"><text:s/></text:span><text:span text:style-name="T48_24">an</text:span><text:span text:style-name="T48_25"><text:s/></text:span><text:span text:style-name="T48_26">increased</text:span><text:span text:style-name="T48_27"><text:s/></text:span><text:span text:style-name="T48_28">financial</text:span><text:span text:style-name="T48_29"><text:s/></text:span><text:span text:style-name="T48_30">burden</text:span><text:span text:style-name="T48_31"><text:s/></text:span><text:span text:style-name="T48_32">on</text:span><text:span text:style-name="T48_33"><text:s/></text:span><text:span text:style-name="T48_34">her</text:span><text:span text:style-name="T48_35"><text:s/></text:span><text:span text:style-name="T48_36">if</text:span><text:span text:style-name="T48_37"><text:s/></text:span><text:span text:style-name="T48_38">the</text:span><text:span text:style-name="T48_39"><text:s/></text:span><text:span text:style-name="T48_40">child</text:span><text:span text:style-name="T48_41"><text:s/></text:span><text:span text:style-name="T48_42">has</text:span><text:span text:style-name="T48_43"><text:s/></text:span><text:span text:style-name="T48_44">developmental</text:span><text:span text:style-name="T48_45"><text:s/></text:span><text:span text:style-name="T48_46">disabilities</text:span><text:span text:style-name="T48_47"><text:s/></text:span><text:span text:style-name="T48_48">and</text:span><text:span text:style-name="T48_49"><text:s/></text:span><text:span text:style-name="T48_50">requires</text:span><text:span text:style-name="T48_51"><text:s/></text:span><text:span text:style-name="T48_52">special</text:span><text:span text:style-name="T48_53"><text:s/></text:span><text:span text:style-name="T48_54">education</text:span><text:span text:style-name="T48_55">.</text:span></text:p>
      <text:p text:style-name="P49"/>
      <text:p text:style-name="P50"><text:span text:style-name="T50_1">V</text:span><text:span text:style-name="T50_2">.<text:s/></text:span><text:span text:style-name="T50_3">LIST</text:span><text:span text:style-name="T50_4"><text:s/></text:span><text:span text:style-name="T50_5">THREE</text:span><text:span text:style-name="T50_6"><text:s/></text:span><text:span text:style-name="T50_7">REASONS</text:span><text:span text:style-name="T50_8"><text:s/></text:span><text:span text:style-name="T50_9">SOMEONE</text:span><text:span text:style-name="T50_10"><text:s/></text:span><text:span text:style-name="T50_11">MIGHT</text:span><text:span text:style-name="T50_12"><text:s/></text:span><text:span text:style-name="T50_13">NOT</text:span><text:span text:style-name="T50_14"><text:s/></text:span><text:span text:style-name="T50_15">AGREE</text:span><text:span text:style-name="T50_16"><text:s/></text:span><text:span text:style-name="T50_17">WITH</text:span><text:span text:style-name="T50_18"><text:s/></text:span><text:span text:style-name="T50_19">YOUR</text:span><text:span text:style-name="T50_20"><text:s/></text:span><text:span text:style-name="T50_21">DECISION</text:span><text:span text:style-name="T50_22">.</text:span></text:p>
      <text:p text:style-name="P51"/>
      <text:p text:style-name="P52"><text:span text:style-name="T52_1">1.<text:s/></text:span><text:span text:style-name="T52_2">Physicians</text:span><text:span text:style-name="T52_3"><text:s/></text:span><text:span text:style-name="T52_4">disclosing</text:span><text:span text:style-name="T52_5"><text:s/></text:span><text:span text:style-name="T52_6">the</text:span><text:span text:style-name="T52_7"><text:s/></text:span><text:span text:style-name="T52_8">results</text:span><text:span text:style-name="T52_9"><text:s/></text:span><text:span text:style-name="T52_10">of</text:span><text:span text:style-name="T52_11"><text:s/></text:span><text:span text:style-name="T52_12">genetic</text:span><text:span text:style-name="T52_13"><text:s/></text:span><text:span text:style-name="T52_14">testing</text:span><text:span text:style-name="T52_15"><text:s/></text:span><text:span text:style-name="T52_16">can</text:span><text:span text:style-name="T52_17"><text:s/></text:span><text:span text:style-name="T52_18">lead</text:span><text:span text:style-name="T52_19"><text:s/></text:span><text:span text:style-name="T52_20">to</text:span><text:span text:style-name="T52_21"><text:s/></text:span><text:span text:style-name="T52_22">eugenics</text:span><text:span text:style-name="T52_23"><text:s/></text:span><text:span text:style-name="T52_24">practices</text:span><text:span text:style-name="T52_25"><text:s/></text:span><text:span text:style-name="T52_26">being</text:span><text:span text:style-name="T52_27"><text:s/></text:span><text:span text:style-name="T52_28">carried</text:span><text:span text:style-name="T52_29"><text:s/></text:span><text:span text:style-name="T52_30">out</text:span><text:span text:style-name="T52_31"><text:s/></text:span><text:span text:style-name="T52_32">by</text:span><text:span text:style-name="T52_33"><text:s/></text:span><text:span text:style-name="T52_34">parents</text:span><text:span text:style-name="T52_35"><text:s/></text:span><text:span text:style-name="T52_36">wishing</text:span><text:span text:style-name="T52_37"><text:s/></text:span><text:span text:style-name="T52_38">to</text:span><text:span text:style-name="T52_39"><text:s/></text:span><text:span text:style-name="T52_40">eliminate</text:span><text:span text:style-name="T52_41"><text:s/></text:span><text:span text:style-name="T52_42">potential</text:span><text:span text:style-name="T52_43"><text:s/></text:span><text:span text:style-name="T52_44">health</text:span><text:span text:style-name="T52_45"><text:s/></text:span><text:span text:style-name="T52_46">risks</text:span><text:span text:style-name="T52_47"><text:s/></text:span><text:span text:style-name="T52_48">of</text:span><text:span text:style-name="T52_49"><text:s/></text:span><text:span text:style-name="T52_50">their</text:span><text:span text:style-name="T52_51"><text:s/></text:span><text:span text:style-name="T52_52">offspring</text:span><text:span text:style-name="T52_53">.<text:s text:c="2"/></text:span><text:span text:style-name="T52_54">We</text:span><text:span text:style-name="T52_55"><text:s/></text:span><text:span text:style-name="T52_56">already</text:span><text:span text:style-name="T52_57"><text:s/></text:span><text:span text:style-name="T52_58">see</text:span><text:span text:style-name="T52_59"><text:s/></text:span><text:span text:style-name="T52_60">this</text:span><text:span text:style-name="T52_61"><text:s/></text:span><text:span text:style-name="T52_62">occurring</text:span><text:span text:style-name="T52_63"><text:s/></text:span><text:span text:style-name="T52_64">today</text:span><text:span text:style-name="T52_65"><text:s/></text:span><text:span text:style-name="T52_66">with</text:span><text:span text:style-name="T52_67"><text:s/></text:span><text:span text:style-name="T52_68">the</text:span><text:span text:style-name="T52_69"><text:s/></text:span><text:span text:style-name="T52_70">screening</text:span><text:span text:style-name="T52_71"><text:s/></text:span><text:span text:style-name="T52_72">of</text:span><text:span text:style-name="T52_73"><text:s/></text:span><text:span text:style-name="T52_74">embryos</text:span><text:span text:style-name="T52_75"><text:s/></text:span><text:span text:style-name="T52_76">for</text:span><text:span text:style-name="T52_77"><text:s/></text:span><text:span text:style-name="T52_78">cancer</text:span><text:span text:style-name="T52_79">-</text:span><text:span text:style-name="T52_80">causing</text:span><text:span text:style-name="T52_81"><text:s/></text:span><text:span text:style-name="T52_82">genes</text:span><text:span text:style-name="T52_83">,<text:s/></text:span><text:span text:style-name="T52_84">Dow</text:span><text:span text:style-name="T52_85">n</text:span><text:span text:style-name="T52_86">’</text:span><text:span text:style-name="T52_87">s</text:span><text:span text:style-name="T52_88"><text:s/></text:span><text:span text:style-name="T52_89">syndrome</text:span><text:span text:style-name="T52_90">,<text:s/></text:span><text:span text:style-name="T52_91">and</text:span><text:span text:style-name="T52_92"><text:s/></text:span><text:span text:style-name="T52_93">other</text:span><text:span text:style-name="T52_94"><text:s/></text:span><text:span text:style-name="T52_95">genetically</text:span><text:span text:style-name="T52_96"><text:s/></text:span><text:span text:style-name="T52_97">identifiable</text:span><text:span text:style-name="T52_98"><text:s/></text:span><text:span text:style-name="T52_99">traits</text:span><text:span text:style-name="T52_100">.</text:span></text:p>
      <text:p text:style-name="P53"/>
      <text:p text:style-name="P54"><text:span text:style-name="T54_1">2.<text:s/></text:span><text:span text:style-name="T54_2">Some</text:span><text:span text:style-name="T54_3"><text:s/></text:span><text:span text:style-name="T54_4">would</text:span><text:span text:style-name="T54_5"><text:s/></text:span><text:span text:style-name="T54_6">argue</text:span><text:span text:style-name="T54_7"><text:s/></text:span><text:span text:style-name="T54_8">that</text:span><text:span text:style-name="T54_9"><text:s/></text:span><text:span text:style-name="T54_10">potential</text:span><text:span text:style-name="T54_11"><text:s/></text:span><text:span text:style-name="T54_12">parents</text:span><text:span text:style-name="T54_13"><text:s/></text:span><text:span text:style-name="T54_14">should</text:span><text:span text:style-name="T54_15"><text:s/></text:span><text:span text:style-name="T54_16">not</text:span><text:span text:style-name="T54_17"><text:s/></text:span><text:span text:style-name="T54_18">attempt</text:span><text:span text:style-name="T54_19"><text:s/></text:span><text:span text:style-name="T54_20">to</text:span><text:span text:style-name="T54_21"><text:s/></text:span><text:span text:style-name="T54_22">“</text:span><text:span text:style-name="T54_23">play</text:span><text:span text:style-name="T54_24"><text:s/></text:span><text:span text:style-name="T54_25">God</text:span><text:span text:style-name="T54_26">,</text:span><text:span text:style-name="T54_27">”</text:span><text:span text:style-name="T54_28"><text:s/></text:span><text:span text:style-name="T54_29">deciding</text:span><text:span text:style-name="T54_30"><text:s/></text:span><text:span text:style-name="T54_31">which</text:span><text:span text:style-name="T54_32"><text:s/></text:span><text:span text:style-name="T54_33">child</text:span><text:span text:style-name="T54_34"><text:s/></text:span><text:span text:style-name="T54_35">gets</text:span><text:span text:style-name="T54_36"><text:s/></text:span><text:span text:style-name="T54_37">to</text:span><text:span text:style-name="T54_38"><text:s/></text:span><text:span text:style-name="T54_39">live</text:span><text:span text:style-name="T54_40"><text:s/></text:span><text:span text:style-name="T54_41">and</text:span><text:span text:style-name="T54_42"><text:s/></text:span><text:span text:style-name="T54_43">which</text:span><text:span text:style-name="T54_44"><text:s/></text:span><text:span text:style-name="T54_45">does</text:span><text:span text:style-name="T54_46"><text:s/></text:span><text:span text:style-name="T54_47">not</text:span><text:span text:style-name="T54_48"><text:s/></text:span><text:span text:style-name="T54_49">based</text:span><text:span text:style-name="T54_50"><text:s/></text:span><text:span text:style-name="T54_51">on</text:span><text:span text:style-name="T54_52"><text:s/></text:span><text:span text:style-name="T54_53">the</text:span><text:span text:style-name="T54_54"><text:s/></text:span><text:span text:style-name="T54_55">results</text:span><text:span text:style-name="T54_56"><text:s/></text:span><text:span text:style-name="T54_57">of</text:span><text:span text:style-name="T54_58"><text:s/></text:span><text:span text:style-name="T54_59">genetic</text:span><text:span text:style-name="T54_60"><text:s/></text:span><text:span text:style-name="T54_61">screening</text:span><text:span text:style-name="T54_62">.<text:s text:c="2"/></text:span><text:span text:style-name="T54_63">Increased</text:span><text:span text:style-name="T54_64"><text:s/></text:span><text:span text:style-name="T54_65">risk</text:span><text:span text:style-name="T54_66"><text:s/></text:span><text:span text:style-name="T54_67">factors</text:span><text:span text:style-name="T54_68"><text:s/></text:span><text:span text:style-name="T54_69">for</text:span><text:span text:style-name="T54_70"><text:s/></text:span><text:span text:style-name="T54_71">certain</text:span><text:span text:style-name="T54_72"><text:s/></text:span><text:span text:style-name="T54_73">diseases</text:span><text:span text:style-name="T54_74"><text:s/></text:span><text:span text:style-name="T54_75">are</text:span><text:span text:style-name="T54_76"><text:s/></text:span><text:span text:style-name="T54_77">not</text:span><text:span text:style-name="T54_78"><text:s/></text:span><text:span text:style-name="T54_79">diagnoses</text:span><text:span text:style-name="T54_80"><text:s/></text:span><text:span text:style-name="T54_81">of</text:span><text:span text:style-name="T54_82"><text:s/></text:span><text:span text:style-name="T54_83">those</text:span><text:span text:style-name="T54_84"><text:s/></text:span><text:span text:style-name="T54_85">diseases</text:span><text:span text:style-name="T54_86">.<text:s text:c="2"/></text:span><text:span text:style-name="T54_87">Some</text:span><text:span text:style-name="T54_88"><text:s/></text:span><text:span text:style-name="T54_89">people</text:span><text:span text:style-name="T54_90"><text:s/></text:span><text:span text:style-name="T54_91">would</text:span><text:span text:style-name="T54_92"><text:s/></text:span><text:span text:style-name="T54_93">cite</text:span><text:span text:style-name="T54_94"><text:s/></text:span><text:span text:style-name="T54_95">religious</text:span><text:span text:style-name="T54_96"><text:s/></text:span><text:span text:style-name="T54_97">or</text:span><text:span text:style-name="T54_98"><text:s/></text:span><text:span text:style-name="T54_99">moral</text:span><text:span text:style-name="T54_100"><text:s/></text:span><text:span text:style-name="T54_101">objections</text:span><text:span text:style-name="T54_102"><text:s/></text:span><text:span text:style-name="T54_103">to</text:span><text:span text:style-name="T54_104"><text:s/></text:span><text:span text:style-name="T54_105">conducting</text:span><text:span text:style-name="T54_106"><text:s/></text:span><text:span text:style-name="T54_107">such</text:span><text:span text:style-name="T54_108"><text:s/></text:span><text:span text:style-name="T54_109">screening</text:span><text:span text:style-name="T54_110">.</text:span></text:p>
      <text:p text:style-name="P55"/>
      <text:p text:style-name="P56"><text:span text:style-name="T56_1">3.<text:s/></text:span><text:span text:style-name="T56_2">Providing</text:span><text:span text:style-name="T56_3"><text:s/></text:span><text:span text:style-name="T56_4">Ms</text:span><text:span text:style-name="T56_5">.<text:s/></text:span><text:span text:style-name="T56_6">Lawrence</text:span><text:span text:style-name="T56_7"><text:s/></text:span><text:span text:style-name="T56_8">with</text:span><text:span text:style-name="T56_9"><text:s/></text:span><text:span text:style-name="T56_10">this</text:span><text:span text:style-name="T56_11"><text:s/></text:span><text:span text:style-name="T56_12">information</text:span><text:span text:style-name="T56_13"><text:s/></text:span><text:span text:style-name="T56_14">will</text:span><text:span text:style-name="T56_15"><text:s/></text:span><text:span text:style-name="T56_16">cause</text:span><text:span text:style-name="T56_17"><text:s/></text:span><text:span text:style-name="T56_18">undue</text:span><text:span text:style-name="T56_19"><text:s/></text:span><text:span text:style-name="T56_20">stress</text:span><text:span text:style-name="T56_21"><text:s/></text:span><text:span text:style-name="T56_22">on</text:span><text:span text:style-name="T56_23"><text:s/></text:span><text:span text:style-name="T56_24">her</text:span><text:span text:style-name="T56_25"><text:s/></text:span><text:span text:style-name="T56_26">and</text:span><text:span text:style-name="T56_27"><text:s/></text:span><text:span text:style-name="T56_28">her</text:span><text:span text:style-name="T56_29"><text:s/></text:span><text:span text:style-name="T56_30">family</text:span><text:span text:style-name="T56_31">.<text:s text:c="2"/></text:span><text:span text:style-name="T56_32">There</text:span><text:span text:style-name="T56_33"><text:s/></text:span><text:span text:style-name="T56_34">is</text:span><text:span text:style-name="T56_35"><text:s/></text:span><text:span text:style-name="T56_36">no</text:span><text:span text:style-name="T56_37"><text:s/></text:span><text:span text:style-name="T56_38">solid</text:span><text:span text:style-name="T56_39"><text:s/></text:span><text:span text:style-name="T56_40">evidence</text:span><text:span text:style-name="T56_41"><text:s/></text:span><text:span text:style-name="T56_42">that</text:span><text:span text:style-name="T56_43"><text:s/></text:span><text:span text:style-name="T56_44">child</text:span><text:span text:style-name="T56_45"><text:s/></text:span><text:span text:style-name="T56_46">will</text:span><text:span text:style-name="T56_47"><text:s/></text:span><text:span text:style-name="T56_48">have</text:span><text:span text:style-name="T56_49"><text:s/></text:span><text:span text:style-name="T56_50">any</text:span><text:span text:style-name="T56_51"><text:s/></text:span><text:span text:style-name="T56_52">of</text:span><text:span text:style-name="T56_53"><text:s/></text:span><text:span text:style-name="T56_54">the</text:span><text:span text:style-name="T56_55"><text:s/></text:span><text:span text:style-name="T56_56">problems</text:span><text:span text:style-name="T56_57"><text:s/></text:span><text:span text:style-name="T56_58">associated</text:span><text:span text:style-name="T56_59"><text:s/></text:span><text:span text:style-name="T56_60">with</text:span><text:span text:style-name="T56_61"><text:s/>47,</text:span><text:span text:style-name="T56_62">XYY</text:span><text:span text:style-name="T56_63"><text:s/></text:span><text:span text:style-name="T56_64">diagnosis</text:span><text:span text:style-name="T56_65">.</text:span></text:p>
      <text:p text:style-name="P57"/>
      <text:p text:style-name="P58"><text:span text:style-name="T58_1">VI</text:span><text:span text:style-name="T58_2">.<text:s/></text:span><text:span text:style-name="T58_3">POSSIBLE</text:span><text:span text:style-name="T58_4"><text:s/></text:span><text:span text:style-name="T58_5">LEGAL</text:span><text:span text:style-name="T58_6"><text:s/></text:span><text:span text:style-name="T58_7">RAMIFICATIONS</text:span><text:span text:style-name="T58_8"><text:s/>(</text:span><text:span text:style-name="T58_9">list</text:span><text:span text:style-name="T58_10"><text:s/></text:span><text:span text:style-name="T58_11">three</text:span><text:span text:style-name="T58_12">):<text:s text:c="2"/></text:span><text:span text:style-name="T58_13">possible</text:span><text:span text:style-name="T58_14"><text:s/></text:span><text:span text:style-name="T58_15">law</text:span><text:span text:style-name="T58_16"><text:s/></text:span><text:span text:style-name="T58_17">suits</text:span><text:span text:style-name="T58_18">,<text:s/></text:span><text:span text:style-name="T58_19">criminal</text:span><text:span text:style-name="T58_20"><text:s/></text:span><text:span text:style-name="T58_21">actions</text:span><text:span text:style-name="T58_22">,<text:s/></text:span><text:span text:style-name="T58_23">who</text:span><text:span text:style-name="T58_24"><text:s/></text:span><text:span text:style-name="T58_25">might</text:span><text:span text:style-name="T58_26"><text:s/></text:span><text:span text:style-name="T58_27">need</text:span><text:span text:style-name="T58_28"><text:s/></text:span><text:span text:style-name="T58_29">an</text:span><text:span text:style-name="T58_30"><text:s/></text:span><text:span text:style-name="T58_31">attorney</text:span><text:span text:style-name="T58_32"><text:s/></text:span><text:span text:style-name="T58_33">etc</text:span><text:span text:style-name="T58_34">.</text:span></text:p>
      <text:p text:style-name="P59"/>
      <text:p text:style-name="P60"><text:span text:style-name="T60_1">1.<text:s/></text:span><text:span text:style-name="T60_2">Depending</text:span><text:span text:style-name="T60_3"><text:s/></text:span><text:span text:style-name="T60_4">on</text:span><text:span text:style-name="T60_5"><text:s/></text:span><text:span text:style-name="T60_6">where</text:span><text:span text:style-name="T60_7"><text:s/></text:span><text:span text:style-name="T60_8">Dr</text:span><text:span text:style-name="T60_9">.<text:s/></text:span><text:span text:style-name="T60_10">Gould</text:span><text:span text:style-name="T60_11"><text:s/></text:span><text:span text:style-name="T60_12">practices</text:span><text:span text:style-name="T60_13">,<text:s/></text:span><text:span text:style-name="T60_14">she</text:span><text:span text:style-name="T60_15"><text:s/></text:span><text:span text:style-name="T60_16">may</text:span><text:span text:style-name="T60_17"><text:s/></text:span><text:span text:style-name="T60_18">be</text:span><text:span text:style-name="T60_19"><text:s/></text:span><text:span text:style-name="T60_20">in</text:span><text:span text:style-name="T60_21"><text:s/></text:span><text:span text:style-name="T60_22">violation</text:span><text:span text:style-name="T60_23"><text:s/></text:span><text:span text:style-name="T60_24">of</text:span><text:span text:style-name="T60_25"><text:s/></text:span><text:span text:style-name="T60_26">the</text:span><text:span text:style-name="T60_27"><text:s/></text:span><text:span text:style-name="T60_28">law</text:span><text:span text:style-name="T60_29"><text:s/></text:span><text:span text:style-name="T60_30">if</text:span><text:span text:style-name="T60_31"><text:s/></text:span><text:span text:style-name="T60_32">she</text:span><text:span text:style-name="T60_33"><text:s/></text:span><text:span text:style-name="T60_34">discloses</text:span><text:span text:style-name="T60_35"><text:s/></text:span><text:span text:style-name="T60_36">the</text:span><text:span text:style-name="T60_37"><text:s/></text:span><text:span text:style-name="T60_38">results</text:span><text:span text:style-name="T60_39"><text:s/></text:span><text:span text:style-name="T60_40">of</text:span><text:span text:style-name="T60_41"><text:s/></text:span><text:span text:style-name="T60_42">the</text:span><text:span text:style-name="T60_43"><text:s/></text:span><text:span text:style-name="T60_44">test</text:span><text:span text:style-name="T60_45">.<text:s text:c="2"/></text:span><text:span text:style-name="T60_46">This</text:span><text:span text:style-name="T60_47"><text:s/></text:span><text:span text:style-name="T60_48">could</text:span><text:span text:style-name="T60_49"><text:s/></text:span><text:span text:style-name="T60_50">lead</text:span><text:span text:style-name="T60_51"><text:s/></text:span><text:span text:style-name="T60_52">to</text:span><text:span text:style-name="T60_53"><text:s/></text:span><text:span text:style-name="T60_54">the</text:span><text:span text:style-name="T60_55"><text:s/></text:span><text:span text:style-name="T60_56">criminal</text:span><text:span text:style-name="T60_57"><text:s/></text:span><text:span text:style-name="T60_58">prosecution</text:span><text:span text:style-name="T60_59"><text:s/></text:span><text:span text:style-name="T60_60">of</text:span><text:span text:style-name="T60_61"><text:s/></text:span><text:span text:style-name="T60_62">Dr</text:span><text:span text:style-name="T60_63">.<text:s/></text:span><text:span text:style-name="T60_64">Gould</text:span><text:span text:style-name="T60_65">.</text:span></text:p>
      <text:p text:style-name="P61"/>
      <text:p text:style-name="P62"><text:span text:style-name="T62_1">2.<text:s/></text:span><text:span text:style-name="T62_2">If</text:span><text:span text:style-name="T62_3"><text:s/></text:span><text:span text:style-name="T62_4">Ms</text:span><text:span text:style-name="T62_5">.<text:s/></text:span><text:span text:style-name="T62_6">Lawrence</text:span><text:span text:style-name="T62_7"><text:s/></text:span><text:span text:style-name="T62_8">decides</text:span><text:span text:style-name="T62_9"><text:s/></text:span><text:span text:style-name="T62_10">to</text:span><text:span text:style-name="T62_11"><text:s/></text:span><text:span text:style-name="T62_12">terminate</text:span><text:span text:style-name="T62_13"><text:s/></text:span><text:span text:style-name="T62_14">the</text:span><text:span text:style-name="T62_15"><text:s/></text:span><text:span text:style-name="T62_16">pregnancy</text:span><text:span text:style-name="T62_17">,<text:s/></text:span><text:span text:style-name="T62_18">her</text:span><text:span text:style-name="T62_19"><text:s/></text:span><text:span text:style-name="T62_20">husband</text:span><text:span text:style-name="T62_21"><text:s/>(</text:span><text:span text:style-name="T62_22">or</text:span><text:span text:style-name="T62_23"><text:s/></text:span><text:span text:style-name="T62_24">partner</text:span><text:span text:style-name="T62_25">)<text:s/></text:span><text:span text:style-name="T62_26">may</text:span><text:span text:style-name="T62_27"><text:s/></text:span><text:span text:style-name="T62_28">try</text:span><text:span text:style-name="T62_29"><text:s/></text:span><text:span text:style-name="T62_30">and</text:span><text:span text:style-name="T62_31"><text:s/></text:span><text:span text:style-name="T62_32">take</text:span><text:span text:style-name="T62_33"><text:s/></text:span><text:span text:style-name="T62_34">legal</text:span><text:span text:style-name="T62_35"><text:s/></text:span><text:span text:style-name="T62_36">action</text:span><text:span text:style-name="T62_37"><text:s/></text:span><text:span text:style-name="T62_38">to</text:span><text:span text:style-name="T62_39"><text:s/></text:span><text:span text:style-name="T62_40">prevent</text:span><text:span text:style-name="T62_41"><text:s/></text:span><text:span text:style-name="T62_42">such</text:span><text:span text:style-name="T62_43"><text:s/></text:span><text:span text:style-name="T62_44">action</text:span><text:span text:style-name="T62_45">,<text:s/></text:span><text:span text:style-name="T62_46">or</text:span><text:span text:style-name="T62_47"><text:s/></text:span><text:span text:style-name="T62_48">he</text:span><text:span text:style-name="T62_49"><text:s/></text:span><text:span text:style-name="T62_50">may</text:span><text:span text:style-name="T62_51"><text:s/></text:span><text:span text:style-name="T62_52">take</text:span><text:span text:style-name="T62_53"><text:s/></text:span><text:span text:style-name="T62_54">civil</text:span><text:span text:style-name="T62_55"><text:s/></text:span><text:span text:style-name="T62_56">action</text:span><text:span text:style-name="T62_57"><text:s/></text:span><text:span text:style-name="T62_58">against</text:span><text:span text:style-name="T62_59"><text:s/></text:span><text:span text:style-name="T62_60">Dr</text:span><text:span text:style-name="T62_61">.<text:s/></text:span><text:span text:style-name="T62_62">Gould</text:span><text:span text:style-name="T62_63"><text:s/></text:span><text:span text:style-name="T62_64">for</text:span><text:span text:style-name="T62_65"><text:s/></text:span><text:span text:style-name="T62_66">providing</text:span><text:span text:style-name="T62_67"><text:s/></text:span><text:span text:style-name="T62_68">the</text:span><text:span text:style-name="T62_69"><text:s/></text:span><text:span text:style-name="T62_70">results</text:span><text:span text:style-name="T62_71"><text:s/></text:span><text:span text:style-name="T62_72">of</text:span><text:span text:style-name="T62_73"><text:s/></text:span><text:span text:style-name="T62_74">the</text:span><text:span text:style-name="T62_75"><text:s/></text:span><text:span text:style-name="T62_76">test</text:span><text:span text:style-name="T62_77"><text:s/></text:span><text:span text:style-name="T62_78">to</text:span><text:span text:style-name="T62_79"><text:s/></text:span><text:span text:style-name="T62_80">Ms</text:span><text:span text:style-name="T62_81">.<text:s/></text:span><text:span text:style-name="T62_82">Lawrence</text:span><text:span text:style-name="T62_83">.</text:span></text:p>
      <text:p text:style-name="P63"/>
      <text:p text:style-name="P64"><text:span text:style-name="T64_1">3.<text:s/></text:span><text:span text:style-name="T64_2">If</text:span><text:span text:style-name="T64_3"><text:s/></text:span><text:span text:style-name="T64_4">Ms</text:span><text:span text:style-name="T64_5">.<text:s/></text:span><text:span text:style-name="T64_6">Lawrence</text:span><text:span text:style-name="T64_7"><text:s/></text:span><text:span text:style-name="T64_8">has</text:span><text:span text:style-name="T64_9"><text:s/></text:span><text:span text:style-name="T64_10">a</text:span><text:span text:style-name="T64_11"><text:s/></text:span><text:span text:style-name="T64_12">child</text:span><text:span text:style-name="T64_13"><text:s/></text:span><text:span text:style-name="T64_14">with</text:span><text:span text:style-name="T64_15"><text:s/></text:span><text:span text:style-name="T64_16">learning</text:span><text:span text:style-name="T64_17"><text:s/></text:span><text:span text:style-name="T64_18">disabilities</text:span><text:span text:style-name="T64_19">,<text:s/></text:span><text:span text:style-name="T64_20">she</text:span><text:span text:style-name="T64_21"><text:s/></text:span><text:span text:style-name="T64_22">may</text:span><text:span text:style-name="T64_23"><text:s/></text:span><text:span text:style-name="T64_24">attempt</text:span><text:span text:style-name="T64_25"><text:s/></text:span><text:span text:style-name="T64_26">to</text:span><text:span text:style-name="T64_27"><text:s/></text:span><text:span text:style-name="T64_28">take</text:span><text:span text:style-name="T64_29"><text:s/></text:span><text:span text:style-name="T64_30">civil</text:span><text:span text:style-name="T64_31"><text:s/></text:span><text:span text:style-name="T64_32">action</text:span><text:span text:style-name="T64_33"><text:s/></text:span><text:span text:style-name="T64_34">against</text:span><text:span text:style-name="T64_35"><text:s/></text:span><text:span text:style-name="T64_36">Dr</text:span><text:span text:style-name="T64_37">.<text:s/></text:span><text:span text:style-name="T64_38">Gould</text:span><text:span text:style-name="T64_39">.<text:s text:c="2"/></text:span><text:span text:style-name="T64_40">She</text:span><text:span text:style-name="T64_41"><text:s/></text:span><text:span text:style-name="T64_42">may</text:span><text:span text:style-name="T64_43"><text:s/></text:span><text:span text:style-name="T64_44">claim</text:span><text:span text:style-name="T64_45"><text:s/></text:span><text:span text:style-name="T64_46">she</text:span><text:span text:style-name="T64_47"><text:s/></text:span><text:span text:style-name="T64_48">was</text:span><text:span text:style-name="T64_49"><text:s/></text:span><text:span text:style-name="T64_50">not</text:span><text:span text:style-name="T64_51"><text:s/></text:span><text:span text:style-name="T64_52">adequately</text:span><text:span text:style-name="T64_53"><text:s/></text:span><text:span text:style-name="T64_54">informed</text:span><text:span text:style-name="T64_55"><text:s/></text:span><text:span text:style-name="T64_56">regarding</text:span><text:span text:style-name="T64_57"><text:s/></text:span><text:span text:style-name="T64_58">the</text:span><text:span text:style-name="T64_59"><text:s/></text:span><text:span text:style-name="T64_60">diagnosis</text:span><text:span text:style-name="T64_61"><text:s/></text:span><text:span text:style-name="T64_62">and</text:span><text:span text:style-name="T64_63"><text:s/></text:span><text:span text:style-name="T64_64">what</text:span><text:span text:style-name="T64_65"><text:s/></text:span><text:span text:style-name="T64_66">the</text:span><text:span text:style-name="T64_67"><text:s/></text:span><text:span text:style-name="T64_68">results</text:span><text:span text:style-name="T64_69"><text:s/></text:span><text:span text:style-name="T64_70">meant</text:span><text:span text:style-name="T64_71"><text:s/></text:span><text:span text:style-name="T64_72">and</text:span><text:span text:style-name="T64_73"><text:s/></text:span><text:span text:style-name="T64_74">attempt</text:span><text:span text:style-name="T64_75"><text:s/></text:span><text:span text:style-name="T64_76">to</text:span><text:span text:style-name="T64_77"><text:s/></text:span><text:span text:style-name="T64_78">seek</text:span><text:span text:style-name="T64_79"><text:s/></text:span><text:span text:style-name="T64_80">compensation</text:span><text:span text:style-name="T64_81"><text:s/></text:span><text:span text:style-name="T64_82">for</text:span><text:span text:style-name="T64_83"><text:s/></text:span><text:span text:style-name="T64_84">the</text:span><text:span text:style-name="T64_85"><text:s/></text:span><text:span text:style-name="T64_86">additional</text:span><text:span text:style-name="T64_87"><text:s/></text:span><text:span text:style-name="T64_88">costs</text:span><text:span text:style-name="T64_89"><text:s/></text:span><text:span text:style-name="T64_90">associated</text:span><text:span text:style-name="T64_91"><text:s/></text:span><text:span text:style-name="T64_92">with</text:span><text:span text:style-name="T64_93"><text:s/></text:span><text:span text:style-name="T64_94">raising</text:span><text:span text:style-name="T64_95"><text:s/></text:span><text:span text:style-name="T64_96">a</text:span><text:span text:style-name="T64_97"><text:s/></text:span><text:span text:style-name="T64_98">special</text:span><text:span text:style-name="T64_99"><text:s/></text:span><text:span text:style-name="T64_100">needs</text:span><text:span text:style-name="T64_101"><text:s/></text:span><text:span text:style-name="T64_102">child</text:span><text:span text:style-name="T64_103">.</text:span></text:p>
      <text:p text:style-name="P65"/>
      <text:p text:style-name="P66"><text:span text:style-name="T66_1">Sources</text:span><text:span text:style-name="T66_2">:</text:span></text:p>
      <text:p text:style-name="P67"><text:span text:style-name="T67_1">[1]<text:s/></text:span><text:span text:style-name="T67_2">Gravholt</text:span><text:span text:style-name="T67_3">,<text:s/></text:span><text:span text:style-name="T67_4">Claus</text:span><text:span text:style-name="T67_5"><text:s/></text:span><text:span text:style-name="T67_6">Højbjerg</text:span><text:span text:style-name="T67_7"><text:s/>(2013).<text:s/>"</text:span><text:span text:style-name="T67_8">Sex</text:span><text:span text:style-name="T67_9"><text:s/></text:span><text:span text:style-name="T67_10">chromosome</text:span><text:span text:style-name="T67_11"><text:s/></text:span><text:span text:style-name="T67_12">abnormalities</text:span><text:span text:style-name="T67_13">".<text:s/></text:span><text:span text:style-name="T67_14">In</text:span><text:span text:style-name="T67_15"><text:s/></text:span><text:span text:style-name="T67_16">Pyeritz</text:span><text:span text:style-name="T67_17">,<text:s/></text:span><text:span text:style-name="T67_18">Reed</text:span><text:span text:style-name="T67_19"><text:s/></text:span><text:span text:style-name="T67_20">E</text:span><text:span text:style-name="T67_21">.;<text:s/></text:span><text:span text:style-name="T67_22">Rimoin</text:span><text:span text:style-name="T67_23">,<text:s/></text:span><text:span text:style-name="T67_24">David</text:span><text:span text:style-name="T67_25"><text:s/></text:span><text:span text:style-name="T67_26">L</text:span><text:span text:style-name="T67_27">.;<text:s/></text:span><text:span text:style-name="T67_28">Korf</text:span><text:span text:style-name="T67_29">,<text:s/></text:span><text:span text:style-name="T67_30">Bruce</text:span><text:span text:style-name="T67_31"><text:s/></text:span><text:span text:style-name="T67_32">R</text:span><text:span text:style-name="T67_33">.<text:s/></text:span><text:span text:style-name="T67_34">Emery</text:span><text:span text:style-name="T67_35"><text:s/></text:span><text:span text:style-name="T67_36">and</text:span><text:span text:style-name="T67_37"><text:s/></text:span><text:span text:style-name="T67_38">Rimoin</text:span><text:span text:style-name="T67_39">'</text:span><text:span text:style-name="T67_40">s</text:span><text:span text:style-name="T67_41"><text:s/></text:span><text:span text:style-name="T67_42">principles</text:span><text:span text:style-name="T67_43"><text:s/></text:span><text:span text:style-name="T67_44">and</text:span><text:span text:style-name="T67_45"><text:s/></text:span><text:span text:style-name="T67_46">practice</text:span><text:span text:style-name="T67_47"><text:s/></text:span><text:span text:style-name="T67_48">of</text:span><text:span text:style-name="T67_49"><text:s/></text:span><text:span text:style-name="T67_50">medical</text:span><text:span text:style-name="T67_51"><text:s/></text:span><text:span text:style-name="T67_52">genetics</text:span><text:span text:style-name="T67_53"><text:s/>(6</text:span><text:span text:style-name="T67_54">th</text:span><text:span text:style-name="T67_55"><text:s/></text:span><text:span text:style-name="T67_56">ed</text:span><text:span text:style-name="T67_57">.).<text:s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mic Sans MS" svg:font-family="Comic Sans MS"/>
    <style:font-face style:name="Georgia" svg:font-family="Georgia"/>
    <style:font-face style:name="New York" svg:font-family="New York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746cm" fo:padding-bottom="0cm" fo:margin-bottom="0.794cm" fo:padding-left="0cm" fo:margin-left="1.746cm" fo:padding-right="0cm" fo:margin-right="1.588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